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60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3.9961in" svg:y="0.3244in">
            <draw:object draw:notify-on-update-of-ranges="Sheet1.AK4:Sheet1.AK6 Sheet1.AL3:Sheet1.AL3 Sheet1.AL4:Sheet1.AL6 Sheet1.AK4:Sheet1.AK6 Sheet1.AM3:Sheet1.AM3 Sheet1.AM4:Sheet1.AM6 Sheet1.AK4:Sheet1.AK6 Sheet1.AN3:Sheet1.AN3 Sheet1.AN4:Sheet1.AN6 Sheet1.AK4:Sheet1.AK6 Sheet1.AO3:Sheet1.AO3 Sheet1.AO4:Sheet1.AO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94in" svg:height="3.5453in" svg:x="23.2in" svg:y="3.9531in">
            <draw:object draw:notify-on-update-of-ranges="Sheet1.AQ4:Sheet1.AQ7 Sheet1.AR3:Sheet1.AR3 Sheet1.AR4:Sheet1.AR7 Sheet1.AQ4:Sheet1.AQ7 Sheet1.AS3:Sheet1.AS3 Sheet1.AS4:Sheet1.AS7 Sheet1.AQ4:Sheet1.AQ7 Sheet1.AT3:Sheet1.AT3 Sheet1.AT4:Sheet1.AT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40.8035in" svg:y="7.3185in">
            <draw:object draw:notify-on-update-of-ranges="Sheet1.AK30:Sheet1.AK33 Sheet1.AL29:Sheet1.AL29 Sheet1.AL30:Sheet1.AL33 Sheet1.AK30:Sheet1.AK33 Sheet1.AM29:Sheet1.AM29 Sheet1.AM30:Sheet1.AM33 Sheet1.AK30:Sheet1.AK33 Sheet1.AN29:Sheet1.AN29 Sheet1.AN30:Sheet1.AN33 Sheet1.AK30:Sheet1.AK33 Sheet1.AO29:Sheet1.AO29 Sheet1.AO30:Sheet1.AO33 Sheet1.AK30:Sheet1.AK33 Sheet1.AP29:Sheet1.AP29 Sheet1.AP30:Sheet1.AP33 Sheet1.AK30:Sheet1.AK33 Sheet1.AQ29:Sheet1.AQ29 Sheet1.AQ30:Sheet1.AQ3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3in" svg:height="3.5453in" svg:x="33.1343in" svg:y="3.9843in">
            <draw:object draw:notify-on-update-of-ranges="Sheet1.AK29:Sheet1.AK29 Sheet1.AK30:Sheet1.AK33 Sheet1.AL29:Sheet1.AL29 Sheet1.AL30:Sheet1.AL33 Sheet1.AK29:Sheet1.AK29 Sheet1.AK30:Sheet1.AK33 Sheet1.AM29:Sheet1.AM29 Sheet1.AM30:Sheet1.AM33 Sheet1.AK29:Sheet1.AK29 Sheet1.AK30:Sheet1.AK33 Sheet1.AN29:Sheet1.AN29 Sheet1.AN30:Sheet1.AN33 Sheet1.AK29:Sheet1.AK29 Sheet1.AK30:Sheet1.AK33 Sheet1.AO29:Sheet1.AO29 Sheet1.AO30:Sheet1.AO33 Sheet1.AK29:Sheet1.AK29 Sheet1.AK30:Sheet1.AK33 Sheet1.AP29:Sheet1.AP29 Sheet1.AP30:Sheet1.AP33 Sheet1.AK29:Sheet1.AK29 Sheet1.AK30:Sheet1.AK33 Sheet1.AQ29:Sheet1.AQ29 Sheet1.AQ30:Sheet1.AQ3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6.2988in" svg:height="3.5429in" svg:x="39.9354in" svg:y="2.7059in">
            <draw:object draw:notify-on-update-of-ranges="Sheet1.AK16:Sheet1.AK16 Sheet1.AK17:Sheet1.AK19 Sheet1.AL16:Sheet1.AL16 Sheet1.AL17:Sheet1.AL19 Sheet1.AK16:Sheet1.AK16 Sheet1.AK17:Sheet1.AK19 Sheet1.AM16:Sheet1.AM16 Sheet1.AM17:Sheet1.AM19 Sheet1.AK16:Sheet1.AK16 Sheet1.AK17:Sheet1.AK19 Sheet1.AN16:Sheet1.AN16 Sheet1.AN17:Sheet1.AN19 Sheet1.AK16:Sheet1.AK16 Sheet1.AK17:Sheet1.AK19 Sheet1.AO16:Sheet1.AO16 Sheet1.AO17:Sheet1.AO19 Sheet1.AK16:Sheet1.AK16 Sheet1.AK17:Sheet1.AK19 Sheet1.AP16:Sheet1.AP16 Sheet1.AP17:Sheet1.AP19 Sheet1.AK16:Sheet1.AK16 Sheet1.AK17:Sheet1.AK19 Sheet1.AQ16:Sheet1.AQ16 Sheet1.AQ17:Sheet1.AQ19 Sheet1.AK16:Sheet1.AK16 Sheet1.AK17:Sheet1.AK19 Sheet1.AR16:Sheet1.AR16 Sheet1.AR17:Sheet1.AR19 Sheet1.AK16:Sheet1.AK16 Sheet1.AK17:Sheet1.AK19 Sheet1.AS16:Sheet1.AS16 Sheet1.AS17:Sheet1.AS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number-columns-repeated="6" table:default-cell-style-name="Default"/>
        <table:table-column table:style-name="co2" table:number-columns-repeated="3" table:default-cell-style-name="Default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31" table:default-cell-style-name="Default"/>
        <table:table-row table:style-name="ro1">
          <table:table-cell table:number-columns-repeated="2"/>
          <table:table-cell table:style-name="ce1" table:formula="of:=AVERAGE([.B26];[.B61];[.B96];[.B131];[.B166];[.B201];[.B236])" office:value-type="float" office:value="27624457.1428571" calcext:value-type="float">
            <text:p>2.76E+007</text:p>
          </table:table-cell>
          <table:table-cell table:number-columns-repeated="2"/>
          <table:table-cell table:style-name="ce1" table:formula="of:=AVERAGE([.E26];[.E61];[.E96])" office:value-type="float" office:value="31413266.6666667" calcext:value-type="float">
            <text:p>3.14E+007</text:p>
          </table:table-cell>
          <table:table-cell table:number-columns-repeated="2"/>
          <table:table-cell table:style-name="ce1" table:formula="of:=AVERAGE([.H26];[.H61];)" office:value-type="float" office:value="21639533.3333333" calcext:value-type="float">
            <text:p>2.16E+007</text:p>
          </table:table-cell>
          <table:table-cell table:number-columns-repeated="2"/>
          <table:table-cell table:style-name="ce1" table:formula="of:=AVERAGE([.K26];[.K61];[.K96];[.K131];[.K166];[.K201])" office:value-type="float" office:value="35781233.3333333" calcext:value-type="float">
            <text:p>3.58E+007</text:p>
          </table:table-cell>
          <table:table-cell table:number-columns-repeated="2"/>
          <table:table-cell table:style-name="ce1" table:formula="of:=AVERAGE([.N26];[.N61];[.N96])" office:value-type="float" office:value="46609866.6666667" calcext:value-type="float">
            <text:p>4.66E+007</text:p>
          </table:table-cell>
          <table:table-cell table:number-columns-repeated="2"/>
          <table:table-cell table:style-name="ce1" table:formula="of:=AVERAGE([.Q26];[.Q61];)" office:value-type="float" office:value="36158533.3333333" calcext:value-type="float">
            <text:p>3.62E+007</text:p>
          </table:table-cell>
          <table:table-cell table:number-columns-repeated="2"/>
          <table:table-cell table:style-name="ce1" table:formula="of:=AVERAGE([.T26];[.T61];[.T96];[.T131];[.T166];[.T201])" office:value-type="float" office:value="34872283.3333333" calcext:value-type="float">
            <text:p>3.49E+007</text:p>
          </table:table-cell>
          <table:table-cell table:number-columns-repeated="2"/>
          <table:table-cell table:formula="of:=AVERAGE([.W26];[.W61];[.W96])" office:value-type="float" office:value="66620533.3333333" calcext:value-type="float">
            <text:p>6.66E+007</text:p>
          </table:table-cell>
          <table:table-cell table:number-columns-repeated="2"/>
          <table:table-cell table:style-name="ce1" table:formula="of:=AVERAGE([.Z26];[.Z61];[.Z96];[.Z131];[.Z166];[.Z201])" office:value-type="float" office:value="92776383.3333333" calcext:value-type="float">
            <text:p>9.28E+007</text:p>
          </table:table-cell>
          <table:table-cell table:number-columns-repeated="2"/>
          <table:table-cell table:style-name="ce1" table:formula="of:=AVERAGE([.AC26];[.AC61];[.AC96];[.AC131];[.AC166];[.AC201])" office:value-type="float" office:value="26332900" calcext:value-type="float">
            <text:p>2.63E+007</text:p>
          </table:table-cell>
          <table:table-cell table:number-columns-repeated="2"/>
          <table:table-cell table:style-name="ce1" table:formula="of:=AVERAGE([.AF26];[.AF61];[.AF96])" office:value-type="float" office:value="78425566.6666667" calcext:value-type="float">
            <text:p>7.84E+007</text:p>
          </table:table-cell>
          <table:table-cell table:number-columns-repeated="2"/>
          <table:table-cell table:style-name="ce1" table:formula="of:=AVERAGE([.AI26];[.AI61];[.AI96])" office:value-type="float" office:value="134108800" calcext:value-type="float">
            <text:p>1.34E+0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16"/>
          <table:table-cell table:style-name="ce1" table:number-columns-repeated="4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le</text:p>
          </table:table-cell>
          <table:table-cell table:style-name="ce1"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 8</text:p>
          </table:table-cell>
          <table:table-cell office:value-type="string" calcext:value-type="string">
            <text:p>Nodes 16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 table:number-columns-repeated="5"/>
          <table:table-cell table:style-name="ce1" table:number-columns-repeated="4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7624457.1428571" calcext:value-type="float">
            <text:p>27624457.1428571</text:p>
          </table:table-cell>
          <table:table-cell office:value-type="float" office:value="35781233.3333333" calcext:value-type="float">
            <text:p>35781233.3333333</text:p>
          </table:table-cell>
          <table:table-cell office:value-type="float" office:value="34872283.3333333" calcext:value-type="float">
            <text:p>34872283.3333333</text:p>
          </table:table-cell>
          <table:table-cell office:value-type="float" office:value="26332900" calcext:value-type="float">
            <text:p>263329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624457.1428571" calcext:value-type="float">
            <text:p>27624457.1428571</text:p>
          </table:table-cell>
          <table:table-cell office:value-type="float" office:value="31413266.6666667" calcext:value-type="float">
            <text:p>31413266.6666667</text:p>
          </table:table-cell>
          <table:table-cell office:value-type="float" office:value="21639533.3333333" calcext:value-type="float">
            <text:p>21639533.3333333</text:p>
          </table:table-cell>
          <table:table-cell table:number-columns-repeated="7"/>
          <table:table-cell table:style-name="ce1" table:number-columns-repeated="2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3932" calcext:value-type="float">
            <text:p>0.01393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94509" calcext:value-type="float">
            <text:p>0.01945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06799" calcext:value-type="float">
            <text:p>0.06067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25109" calcext:value-type="float">
            <text:p>0.082510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0412" calcext:value-type="float">
            <text:p>0.02404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57032" calcext:value-type="float">
            <text:p>0.065703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65901" calcext:value-type="float">
            <text:p>0.086590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62219" calcext:value-type="float">
            <text:p>0.08622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7224" calcext:value-type="float">
            <text:p>0.06722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5214" calcext:value-type="float">
            <text:p>0.02521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72989" calcext:value-type="float">
            <text:p>0.07298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762548" calcext:value-type="float">
            <text:p>0.07625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413266.6666667" calcext:value-type="float">
            <text:p>31413266.6666667</text:p>
          </table:table-cell>
          <table:table-cell office:value-type="float" office:value="46609866.6666667" calcext:value-type="float">
            <text:p>46609866.6666667</text:p>
          </table:table-cell>
          <table:table-cell office:value-type="float" office:value="66620533.3333333" calcext:value-type="float">
            <text:p>66620533.3333333</text:p>
          </table:table-cell>
          <table:table-cell office:value-type="float" office:value="58819175" calcext:value-type="float">
            <text:p>588191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5781233.3333333" calcext:value-type="float">
            <text:p>35781233.3333333</text:p>
          </table:table-cell>
          <table:table-cell office:value-type="float" office:value="46609866.6666667" calcext:value-type="float">
            <text:p>46609866.6666667</text:p>
          </table:table-cell>
          <table:table-cell office:value-type="float" office:value="36158533.3333333" calcext:value-type="float">
            <text:p>36158533.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639533.3333333" calcext:value-type="float">
            <text:p>21639533.3333333</text:p>
          </table:table-cell>
          <table:table-cell office:value-type="float" office:value="36158533.3333333" calcext:value-type="float">
            <text:p>36158533.3333333</text:p>
          </table:table-cell>
          <table:table-cell office:value-type="float" office:value="92776383.3333333" calcext:value-type="float">
            <text:p>92776383.3333333</text:p>
          </table:table-cell>
          <table:table-cell office:value-type="float" office:value="134108800" calcext:value-type="float">
            <text:p>1341088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4872283.3333333" calcext:value-type="float">
            <text:p>34872283.3333333</text:p>
          </table:table-cell>
          <table:table-cell office:value-type="float" office:value="66620533.3333333" calcext:value-type="float">
            <text:p>66620533.3333333</text:p>
          </table:table-cell>
          <table:table-cell office:value-type="float" office:value="92776383.3333333" calcext:value-type="float">
            <text:p>92776383.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8483" calcext:value-type="float">
            <text:p>0.001984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26741" calcext:value-type="float">
            <text:p>0.012674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5641" calcext:value-type="float">
            <text:p>0.073564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1903" calcext:value-type="float">
            <text:p>0.07190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404" calcext:value-type="float">
            <text:p>0.014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8451" calcext:value-type="float">
            <text:p>0.073845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25761" calcext:value-type="float">
            <text:p>0.062576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2083" calcext:value-type="float">
            <text:p>0.0620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822" calcext:value-type="float">
            <text:p>0.07382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88992" calcext:value-type="float">
            <text:p>0.05889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315" calcext:value-type="float">
            <text:p>0.1231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0207" calcext:value-type="float">
            <text:p>0.1020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6332900" calcext:value-type="float">
            <text:p>26332900</text:p>
          </table:table-cell>
          <table:table-cell office:value-type="float" office:value="58819175" calcext:value-type="float">
            <text:p>58819175</text:p>
          </table:table-cell>
          <table:table-cell office:value-type="float" office:value="134108800" calcext:value-type="float">
            <text:p>1341088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6831" calcext:value-type="float">
            <text:p>0.0002968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8998" calcext:value-type="float">
            <text:p>0.0020899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60689" calcext:value-type="float">
            <text:p>0.016068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6021" calcext:value-type="float">
            <text:p>0.0002260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405" calcext:value-type="float">
            <text:p>0.0014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964999" calcext:value-type="float">
            <text:p>0.0096499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34842" calcext:value-type="float">
            <text:p>0.00023484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81092" calcext:value-type="float">
            <text:p>0.00098109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38397" calcext:value-type="float">
            <text:p>0.0053839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3044" calcext:value-type="float">
            <text:p>0.00031304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840902" calcext:value-type="float">
            <text:p>0.00084090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44396" calcext:value-type="float">
            <text:p>0.0034439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6487" calcext:value-type="float">
            <text:p>0.00030648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255" calcext:value-type="float">
            <text:p>0.00212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161624" calcext:value-type="float">
            <text:p>0.016162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6048" calcext:value-type="float">
            <text:p>0.00024604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42813" calcext:value-type="float">
            <text:p>0.0014281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976741" calcext:value-type="float">
            <text:p>0.0097674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9863" calcext:value-type="float">
            <text:p>0.00024986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0851" calcext:value-type="float">
            <text:p>0.0010085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56588" calcext:value-type="float">
            <text:p>0.0055658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7958" calcext:value-type="float">
            <text:p>0.00033795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896931" calcext:value-type="float">
            <text:p>0.00089693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55089" calcext:value-type="float">
            <text:p>0.0035508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3044" calcext:value-type="float">
            <text:p>0.00031304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1379" calcext:value-type="float">
            <text:p>0.002137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162414" calcext:value-type="float">
            <text:p>0.016241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56538" calcext:value-type="float">
            <text:p>0.0002565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43504" calcext:value-type="float">
            <text:p>0.001435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981116" calcext:value-type="float">
            <text:p>0.009811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79427" calcext:value-type="float">
            <text:p>0.00027942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2603" calcext:value-type="float">
            <text:p>0.001026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61535" calcext:value-type="float">
            <text:p>0.0056153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80516" calcext:value-type="float">
            <text:p>0.0003805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923038" calcext:value-type="float">
            <text:p>0.0009230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59905" calcext:value-type="float">
            <text:p>0.003599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17574" calcext:value-type="float">
            <text:p>0.00031757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5757" calcext:value-type="float">
            <text:p>0.0021575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163615" calcext:value-type="float">
            <text:p>0.016361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62976" calcext:value-type="float">
            <text:p>0.00026297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4559" calcext:value-type="float">
            <text:p>0.00145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989664" calcext:value-type="float">
            <text:p>0.0098966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8801" calcext:value-type="float">
            <text:p>0.000288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469" calcext:value-type="float">
            <text:p>0.001046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705" calcext:value-type="float">
            <text:p>0.0057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89934" calcext:value-type="float">
            <text:p>0.00038993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950575" calcext:value-type="float">
            <text:p>0.00095057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364935" calcext:value-type="float">
            <text:p>0.0036493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0925" calcext:value-type="float">
            <text:p>0.00033092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36607" calcext:value-type="float">
            <text:p>0.002366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6928" calcext:value-type="float">
            <text:p>0.01692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97698" calcext:value-type="float">
            <text:p>0.0976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83201" calcext:value-type="float">
            <text:p>0.00183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04702" calcext:value-type="float">
            <text:p>0.010470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96014" calcext:value-type="float">
            <text:p>0.09601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832741" calcext:value-type="float">
            <text:p>0.083274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72698" calcext:value-type="float">
            <text:p>0.006726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05729" calcext:value-type="float">
            <text:p>0.02057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70612" calcext:value-type="float">
            <text:p>0.017061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9748" calcext:value-type="float">
            <text:p>0.02974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2395" calcext:value-type="float">
            <text:p>0.00031239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14507" calcext:value-type="float">
            <text:p>0.0021450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163357" calcext:value-type="float">
            <text:p>0.016335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77653" calcext:value-type="float">
            <text:p>0.001776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45027" calcext:value-type="float">
            <text:p>0.0014502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985626" calcext:value-type="float">
            <text:p>0.0098562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76685" calcext:value-type="float">
            <text:p>0.0017668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1556" calcext:value-type="float">
            <text:p>0.0023155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6534" calcext:value-type="float">
            <text:p>0.005653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712696" calcext:value-type="float">
            <text:p>0.0007126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18393" calcext:value-type="float">
            <text:p>0.0011839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401809" calcext:value-type="float">
            <text:p>0.00401809</text:p>
          </table:table-cell>
          <table:table-cell/>
          <table:table-cell office:value-type="string" calcext:value-type="string">
            <text:p>both in 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854952" calcext:value-type="float">
            <text:p>8.55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402354" calcext:value-type="float">
            <text:p>4.02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41121" calcext:value-type="float">
            <text:p>0.00024112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21805" calcext:value-type="float">
            <text:p>0.01218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90385" calcext:value-type="float">
            <text:p>5.90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48115" calcext:value-type="float">
            <text:p>0.00014811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19679" calcext:value-type="float">
            <text:p>0.01196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02805" calcext:value-type="float">
            <text:p>0.01028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879" calcext:value-type="float">
            <text:p>0.00018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53106" calcext:value-type="float">
            <text:p>0.002531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0169" calcext:value-type="float">
            <text:p>0.002016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26866" calcext:value-type="float">
            <text:p>0.0032686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Nodes 2 (no validation)</text:p>
          </table:table-cell>
          <table:table-cell table:style-name="ce1" office:value-type="string" calcext:value-type="string">
            <text:p>Nodes 2 (validation)</text:p>
          </table:table-cell>
          <table:table-cell office:value-type="string" calcext:value-type="string">
            <text:p>Nodes 4 (no validation)</text:p>
          </table:table-cell>
          <table:table-cell office:value-type="string" calcext:value-type="string">
            <text:p>Nodes 4 (validation)</text:p>
          </table:table-cell>
          <table:table-cell office:value-type="string" calcext:value-type="string">
            <text:p>Nodes 8 <text:s/>(no validation)</text:p>
          </table:table-cell>
          <table:table-cell office:value-type="string" calcext:value-type="string">
            <text:p>Nodes 8 (validation)</text:p>
          </table:table-cell>
          <table:table-cell office:value-type="string" calcext:value-type="string">
            <text:p>Nodes 16 (no validation)</text:p>
          </table:table-cell>
          <table:table-cell office:value-type="string" calcext:value-type="string">
            <text:p>Nodes 16 (validation)</text:p>
          </table:table-cell>
          <table:table-cell table:number-columns-repeated="3"/>
          <table:table-cell office:value-type="string" calcext:value-type="string">
            <text:p>Scale 21</text:p>
          </table:table-cell>
          <table:table-cell office:value-type="string" calcext:value-type="string">
            <text:p>Scale 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30113700" calcext:value-type="float">
            <text:p>3.01E+007</text:p>
          </table:table-cell>
          <table:table-cell table:style-name="ce1" office:value-type="float" office:value="27624457.1428571" calcext:value-type="float">
            <text:p>2.76E+007</text:p>
          </table:table-cell>
          <table:table-cell table:style-name="ce2" office:value-type="float" office:value="39585000" calcext:value-type="float">
            <text:p>3.96E+007</text:p>
          </table:table-cell>
          <table:table-cell table:style-name="ce1" office:value-type="float" office:value="35781233.3333333" calcext:value-type="float">
            <text:p>3.58E+007</text:p>
          </table:table-cell>
          <table:table-cell table:style-name="ce2" office:value-type="float" office:value="41800200" calcext:value-type="float">
            <text:p>4.18E+007</text:p>
          </table:table-cell>
          <table:table-cell table:style-name="ce1" office:value-type="float" office:value="34872283.3333333" calcext:value-type="float">
            <text:p>3.49E+007</text:p>
          </table:table-cell>
          <table:table-cell table:style-name="ce2" office:value-type="float" office:value="31522700" calcext:value-type="float">
            <text:p>3.15E+007</text:p>
          </table:table-cell>
          <table:table-cell table:style-name="ce1" office:value-type="float" office:value="26332900" calcext:value-type="float">
            <text:p>2.63E+007</text:p>
          </table:table-cell>
          <table:table-cell table:number-columns-repeated="3"/>
          <table:table-cell office:value-type="float" office:value="37096400" calcext:value-type="float">
            <text:p>37096400</text:p>
          </table:table-cell>
          <table:table-cell office:value-type="float" office:value="35539400" calcext:value-type="float">
            <text:p>35539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34099700" calcext:value-type="float">
            <text:p>3.41E+007</text:p>
          </table:table-cell>
          <table:table-cell table:style-name="ce1" office:value-type="float" office:value="31413266.6666667" calcext:value-type="float">
            <text:p>3.14E+007</text:p>
          </table:table-cell>
          <table:table-cell table:style-name="ce2" office:value-type="float" office:value="48694000" calcext:value-type="float">
            <text:p>4.87E+007</text:p>
          </table:table-cell>
          <table:table-cell table:style-name="ce1" office:value-type="float" office:value="46609866.6666667" calcext:value-type="float">
            <text:p>4.66E+007</text:p>
          </table:table-cell>
          <table:table-cell table:style-name="ce2" office:value-type="float" office:value="71769700" calcext:value-type="float">
            <text:p>7.18E+007</text:p>
          </table:table-cell>
          <table:table-cell table:style-name="ce1" office:value-type="float" office:value="66620533.3333333" calcext:value-type="float">
            <text:p>6.66E+007</text:p>
          </table:table-cell>
          <table:table-cell table:style-name="ce2" office:value-type="float" office:value="89159200" calcext:value-type="float">
            <text:p>8.92E+007</text:p>
          </table:table-cell>
          <table:table-cell table:style-name="ce1" office:value-type="float" office:value="58819175" calcext:value-type="float">
            <text:p>5.88E+007</text:p>
          </table:table-cell>
          <table:table-cell table:number-columns-repeated="3"/>
          <table:table-cell office:value-type="float" office:value="67396900" calcext:value-type="float">
            <text:p>67396900</text:p>
          </table:table-cell>
          <table:table-cell office:value-type="float" office:value="63512300" calcext:value-type="float">
            <text:p>63512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41331900" calcext:value-type="float">
            <text:p>4.13E+007</text:p>
          </table:table-cell>
          <table:table-cell table:style-name="ce1" office:value-type="float" office:value="21639533.3333333" calcext:value-type="float">
            <text:p>2.16E+007</text:p>
          </table:table-cell>
          <table:table-cell table:style-name="ce2" office:value-type="float" office:value="67984400" calcext:value-type="float">
            <text:p>6.80E+007</text:p>
          </table:table-cell>
          <table:table-cell table:style-name="ce1" office:value-type="float" office:value="36158533.3333333" calcext:value-type="float">
            <text:p>3.62E+007</text:p>
          </table:table-cell>
          <table:table-cell table:style-name="ce2" office:value-type="float" office:value="122154000" calcext:value-type="float">
            <text:p>1.22E+008</text:p>
          </table:table-cell>
          <table:table-cell table:style-name="ce1" office:value-type="float" office:value="92776383.3333333" calcext:value-type="float">
            <text:p>9.28E+007</text:p>
          </table:table-cell>
          <table:table-cell table:style-name="ce2" office:value-type="float" office:value="196219000" calcext:value-type="float">
            <text:p>1.96E+008</text:p>
          </table:table-cell>
          <table:table-cell table:style-name="ce1" office:value-type="float" office:value="134108800" calcext:value-type="float">
            <text:p>1.34E+008</text:p>
          </table:table-cell>
          <table:table-cell table:number-columns-repeated="3"/>
          <table:table-cell office:value-type="float" office:value="129818000" calcext:value-type="float">
            <text:p>129818000</text:p>
          </table:table-cell>
          <table:table-cell office:value-type="float" office:value="123391000" calcext:value-type="float">
            <text:p>12339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 table:number-columns-repeated="2"/>
          <table:table-cell table:style-name="ce2" table:number-columns-repeated="4"/>
          <table:table-cell table:number-columns-repeated="7"/>
          <table:table-cell office:value-type="float" office:value="238983000" calcext:value-type="float">
            <text:p>238983000</text:p>
          </table:table-cell>
          <table:table-cell office:value-type="float" office:value="226877000" calcext:value-type="float">
            <text:p>226877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Ratio</text:p>
          </table:table-cell>
          <table:table-cell table:style-name="ce2" table:number-columns-repeated="3"/>
          <table:table-cell table:number-columns-repeated="7"/>
          <table:table-cell office:value-type="float" office:value="451571000" calcext:value-type="float">
            <text:p>451571000</text:p>
          </table:table-cell>
          <table:table-cell office:value-type="float" office:value="415172000" calcext:value-type="float">
            <text:p>41517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754900" calcext:value-type="float">
            <text:p>2.4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7697900" calcext:value-type="float">
            <text:p>2.7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971500" calcext:value-type="float">
            <text:p>3.10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3850.3" calcext:value-type="float">
            <text:p>83850.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772200" calcext:value-type="float">
            <text:p>3.5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0074200" calcext:value-type="float">
            <text:p>5.01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5320.9" calcext:value-type="float">
            <text:p>85320.9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86979" calcext:value-type="float">
            <text:p>786979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7937600" calcext:value-type="float">
            <text:p>7.79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98194" calcext:value-type="float">
            <text:p>398194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841160" calcext:value-type="float">
            <text:p>3.8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624200" calcext:value-type="float">
            <text:p>1.76E+007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table:formula="of:=[.AL17]/[.AM17]" office:value-type="float" office:value="1.09011010946822" calcext:value-type="float">
            <text:p>1.09E+000</text:p>
          </table:table-cell>
          <table:table-cell table:style-name="ce2"/>
          <table:table-cell table:style-name="ce2" table:formula="of:=[.AN17]/[.AO17]" office:value-type="float" office:value="1.10630619216591" calcext:value-type="float">
            <text:p>1.11E+000</text:p>
          </table:table-cell>
          <table:table-cell table:style-name="ce2"/>
          <table:table-cell table:style-name="ce2" table:formula="of:=[.AP17]/[.AQ17]" office:value-type="float" office:value="1.19866541575282" calcext:value-type="float">
            <text:p>1.20E+000</text:p>
          </table:table-cell>
          <table:table-cell/>
          <table:table-cell table:style-name="ce2" table:formula="of:=[.AR17]/[.AS17]" office:value-type="float" office:value="1.19708425581687" calcext:value-type="float">
            <text:p>1.20E+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795600" calcext:value-type="float">
            <text:p>2.5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374500" calcext:value-type="float">
            <text:p>3.04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32043900" calcext:value-type="float">
            <text:p>3.2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1151200" calcext:value-type="float">
            <text:p>3.1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013300" calcext:value-type="float">
            <text:p>4.50E+007</text:p>
          </table:table-cell>
          <table:table-cell/>
          <table:table-cell table:style-name="ce1" office:value-type="string" calcext:value-type="string">
            <text:p>firstquartile_TEPS</text:p>
          </table:table-cell>
          <table:table-cell table:style-name="ce1" office:value-type="float" office:value="52976100" calcext:value-type="float">
            <text:p>5.3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8443500" calcext:value-type="float">
            <text:p>2.84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2599300" calcext:value-type="float">
            <text:p>6.2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1899200" calcext:value-type="float">
            <text:p>9.19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008700" calcext:value-type="float">
            <text:p>2.10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8942500" calcext:value-type="float">
            <text:p>6.89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143665000" calcext:value-type="float">
            <text:p>1.44E+00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table:formula="of:=[.AL18]/[.AM18]" office:value-type="float" office:value="1.08551906943775" calcext:value-type="float">
            <text:p>1.09E+000</text:p>
          </table:table-cell>
          <table:table-cell/>
          <table:table-cell table:style-name="ce2" table:formula="of:=[.AN18]/[.AO18]" office:value-type="float" office:value="1.04471442384159" calcext:value-type="float">
            <text:p>1.04E+000</text:p>
          </table:table-cell>
          <table:table-cell/>
          <table:table-cell table:style-name="ce2" table:formula="of:=[.AP18]/[.AQ18]" office:value-type="float" office:value="1.07729098536187" calcext:value-type="float">
            <text:p>1.08E+000</text:p>
          </table:table-cell>
          <table:table-cell/>
          <table:table-cell table:style-name="ce2" table:formula="of:=[.AR18]/[.AS18]" office:value-type="float" office:value="1.51581860847249" calcext:value-type="float">
            <text:p>1.52E+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168900" calcext:value-type="float">
            <text:p>2.6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653900" calcext:value-type="float">
            <text:p>3.07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32280700" calcext:value-type="float">
            <text:p>3.2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932800" calcext:value-type="float">
            <text:p>3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5667700" calcext:value-type="float">
            <text:p>4.57E+007</text:p>
          </table:table-cell>
          <table:table-cell/>
          <table:table-cell table:style-name="ce1" office:value-type="string" calcext:value-type="string">
            <text:p>median_TEPS</text:p>
          </table:table-cell>
          <table:table-cell table:style-name="ce1" office:value-type="float" office:value="53437600" calcext:value-type="float">
            <text:p>5.3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9317200" calcext:value-type="float">
            <text:p>2.9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3872100" calcext:value-type="float">
            <text:p>6.3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3366300" calcext:value-type="float">
            <text:p>9.3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28700" calcext:value-type="float">
            <text:p>2.15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70999300" calcext:value-type="float">
            <text:p>7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5673000" calcext:value-type="float">
            <text:p>1.46E+00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table:formula="of:=[.AL19]/[.AM19]" office:value-type="float" office:value="1.91001808418543" calcext:value-type="float">
            <text:p>1.91E+000</text:p>
          </table:table-cell>
          <table:table-cell/>
          <table:table-cell table:style-name="ce2" table:formula="of:=[.AN19]/[.AO19]" office:value-type="float" office:value="1.88017581834072" calcext:value-type="float">
            <text:p>1.88E+000</text:p>
          </table:table-cell>
          <table:table-cell/>
          <table:table-cell table:style-name="ce2" table:formula="of:=[.AP19]/[.AQ19]" office:value-type="float" office:value="1.31664972928635" calcext:value-type="float">
            <text:p>1.32E+000</text:p>
          </table:table-cell>
          <table:table-cell/>
          <table:table-cell table:style-name="ce2" table:formula="of:=[.AR19]/[.AS19]" office:value-type="float" office:value="1.46313291894343" calcext:value-type="float">
            <text:p>1.46E+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728700" calcext:value-type="float">
            <text:p>2.6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832700" calcext:value-type="float">
            <text:p>3.08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32438600" calcext:value-type="float">
            <text:p>3.2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294300" calcext:value-type="float">
            <text:p>3.3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888800" calcext:value-type="float">
            <text:p>4.59E+007</text:p>
          </table:table-cell>
          <table:table-cell/>
          <table:table-cell table:style-name="ce1" office:value-type="string" calcext:value-type="string">
            <text:p>thirdquartile_TEPS</text:p>
          </table:table-cell>
          <table:table-cell table:style-name="ce1" office:value-type="float" office:value="53677000" calcext:value-type="float">
            <text:p>5.3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2786000" calcext:value-type="float">
            <text:p>3.2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4982000" calcext:value-type="float">
            <text:p>6.5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4196200" calcext:value-type="float">
            <text:p>9.4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239700" calcext:value-type="float">
            <text:p>2.42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73065800" calcext:value-type="float">
            <text:p>7.3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7649000" calcext:value-type="float">
            <text:p>1.48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598200" calcext:value-type="float">
            <text:p>2.7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356800" calcext:value-type="float">
            <text:p>3.14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32627200" calcext:value-type="float">
            <text:p>3.2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244400" calcext:value-type="float">
            <text:p>3.6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644100" calcext:value-type="float">
            <text:p>4.66E+007</text:p>
          </table:table-cell>
          <table:table-cell/>
          <table:table-cell table:style-name="ce1" office:value-type="string" calcext:value-type="string">
            <text:p>max_TEPS</text:p>
          </table:table-cell>
          <table:table-cell table:style-name="ce1" office:value-type="float" office:value="54330100" calcext:value-type="float">
            <text:p>5.4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4883000" calcext:value-type="float">
            <text:p>3.4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798000" calcext:value-type="float">
            <text:p>6.6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7378900" calcext:value-type="float">
            <text:p>9.7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168900" calcext:value-type="float">
            <text:p>2.62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77934100" calcext:value-type="float">
            <text:p>7.7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2233000" calcext:value-type="float">
            <text:p>1.52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223200" calcext:value-type="float">
            <text:p>2.6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551400" calcext:value-type="float">
            <text:p>3.06E+007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32094400" calcext:value-type="float">
            <text:p>3.2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611240" calcext:value-type="float">
            <text:p>4.6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5188200" calcext:value-type="float">
            <text:p>4.52E+007</text:p>
          </table:table-cell>
          <table:table-cell/>
          <table:table-cell table:style-name="ce1" office:value-type="string" calcext:value-type="string">
            <text:p>harmonic_mean_TEPS</text:p>
          </table:table-cell>
          <table:table-cell table:style-name="ce1" office:value-type="float" office:value="53193100" calcext:value-type="float">
            <text:p>5.3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636500" calcext:value-type="float">
            <text:p>4.6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8302000" calcext:value-type="float">
            <text:p>2.8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738000" calcext:value-type="float">
            <text:p>9.2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494400" calcext:value-type="float">
            <text:p>1.15E+007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55353600" calcext:value-type="float">
            <text:p>5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30481000" calcext:value-type="float">
            <text:p>1.30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0417.4" calcext:value-type="float">
            <text:p>90417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2198.3" calcext:value-type="float">
            <text:p>72198.3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office:value-type="float" office:value="59683.6" calcext:value-type="float">
            <text:p>59683.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983280" calcext:value-type="float">
            <text:p>3.98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31762" calcext:value-type="float">
            <text:p>231762</text:p>
          </table:table-cell>
          <table:table-cell/>
          <table:table-cell table:style-name="ce1" office:value-type="string" calcext:value-type="string">
            <text:p>harmonic_stddev_TEPS</text:p>
          </table:table-cell>
          <table:table-cell office:value-type="float" office:value="100710" calcext:value-type="float">
            <text:p>100710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956750" calcext:value-type="float">
            <text:p>3.96E+006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5830900" calcext:value-type="float">
            <text:p>1.58E+00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88334" calcext:value-type="float">
            <text:p>388334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5142950" calcext:value-type="float">
            <text:p>5.14E+006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table:style-name="ce1" office:value-type="float" office:value="11880400" calcext:value-type="float">
            <text:p>1.19E+00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3372900" calcext:value-type="float">
            <text:p>1.34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50801" calcext:value-type="float">
            <text:p>0.085080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821029" calcext:value-type="float">
            <text:p>0.821029</text:p>
          </table:table-cell>
          <table:table-cell table:style-name="ce1"/>
          <table:table-cell office:value-type="string" calcext:value-type="string">
            <text:p>min_validate</text:p>
          </table:table-cell>
          <table:table-cell office:value-type="float" office:value="33.988" calcext:value-type="float">
            <text:p>33.98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1805" calcext:value-type="float">
            <text:p>0.10180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3216" calcext:value-type="float">
            <text:p>1.03216</text:p>
          </table:table-cell>
          <table:table-cell/>
          <table:table-cell table:style-name="ce1" office:value-type="string" calcext:value-type="string">
            <text:p>min_validate</text:p>
          </table:table-cell>
          <table:table-cell office:value-type="float" office:value="47.4992" calcext:value-type="float">
            <text:p>47.499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3877" calcext:value-type="float">
            <text:p>0.10387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6296" calcext:value-type="float">
            <text:p>1.06296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2.4851" calcext:value-type="float">
            <text:p>32.485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195" calcext:value-type="float">
            <text:p>0.11319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5839" calcext:value-type="float">
            <text:p>1.0583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23.4274" calcext:value-type="float">
            <text:p>23.4274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 (no validation)</text:p>
          </table:table-cell>
          <table:table-cell office:value-type="string" calcext:value-type="string">
            <text:p>Scale 9 (validation)</text:p>
          </table:table-cell>
          <table:table-cell office:value-type="string" calcext:value-type="string">
            <text:p>Scale 12 (no validation)</text:p>
          </table:table-cell>
          <table:table-cell office:value-type="string" calcext:value-type="string">
            <text:p>Scale 12 (validation)</text:p>
          </table:table-cell>
          <table:table-cell office:value-type="string" calcext:value-type="string">
            <text:p>Scale 15 (no validation)</text:p>
          </table:table-cell>
          <table:table-cell office:value-type="string" calcext:value-type="string">
            <text:p>Scale 15 (validation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3863" calcext:value-type="float">
            <text:p>0.10386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00538" calcext:value-type="float">
            <text:p>1.00538</text:p>
          </table:table-cell>
          <table:table-cell table:style-name="ce1"/>
          <table:table-cell office:value-type="string" calcext:value-type="string">
            <text:p>firstquartile_validate</text:p>
          </table:table-cell>
          <table:table-cell office:value-type="float" office:value="37.959" calcext:value-type="float">
            <text:p>37.95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9725" calcext:value-type="float">
            <text:p>0.11972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2484" calcext:value-type="float">
            <text:p>1.22484</text:p>
          </table:table-cell>
          <table:table-cell/>
          <table:table-cell table:style-name="ce1" office:value-type="string" calcext:value-type="string">
            <text:p>firstquartile_validate</text:p>
          </table:table-cell>
          <table:table-cell office:value-type="float" office:value="58.6622" calcext:value-type="float">
            <text:p>58.662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89" calcext:value-type="float">
            <text:p>0.118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7917" calcext:value-type="float">
            <text:p>1.2791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54.548" calcext:value-type="float">
            <text:p>54.54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8805" calcext:value-type="float">
            <text:p>0.12880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9667" calcext:value-type="float">
            <text:p>1.2966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27.0513" calcext:value-type="float">
            <text:p>27.0513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30113700" calcext:value-type="float">
            <text:p>3.01E+007</text:p>
          </table:table-cell>
          <table:table-cell table:style-name="ce1" office:value-type="float" office:value="27624457.1428571" calcext:value-type="float">
            <text:p>2.76E+007</text:p>
          </table:table-cell>
          <table:table-cell table:style-name="ce1" office:value-type="float" office:value="34099700" calcext:value-type="float">
            <text:p>3.41E+007</text:p>
          </table:table-cell>
          <table:table-cell table:style-name="ce1" office:value-type="float" office:value="31413266.6666667" calcext:value-type="float">
            <text:p>3.14E+007</text:p>
          </table:table-cell>
          <table:table-cell table:style-name="ce1" office:value-type="float" office:value="41331900" calcext:value-type="float">
            <text:p>4.13E+007</text:p>
          </table:table-cell>
          <table:table-cell table:style-name="ce1" office:value-type="float" office:value="21639533.3333333" calcext:value-type="float">
            <text:p>2.16E+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4429" calcext:value-type="float">
            <text:p>0.12442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15925" calcext:value-type="float">
            <text:p>1.15925</text:p>
          </table:table-cell>
          <table:table-cell table:style-name="ce1"/>
          <table:table-cell office:value-type="string" calcext:value-type="string">
            <text:p>median_validate</text:p>
          </table:table-cell>
          <table:table-cell office:value-type="float" office:value="40.6113" calcext:value-type="float">
            <text:p>40.611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5286" calcext:value-type="float">
            <text:p>0.13528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2323" calcext:value-type="float">
            <text:p>1.42323</text:p>
          </table:table-cell>
          <table:table-cell/>
          <table:table-cell table:style-name="ce1" office:value-type="string" calcext:value-type="string">
            <text:p>median_validate</text:p>
          </table:table-cell>
          <table:table-cell office:value-type="float" office:value="61.5841" calcext:value-type="float">
            <text:p>61.5841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7076" calcext:value-type="float">
            <text:p>0.13707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3129" calcext:value-type="float">
            <text:p>1.4312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6.0144" calcext:value-type="float">
            <text:p>56.014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5631" calcext:value-type="float">
            <text:p>0.145631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50284" calcext:value-type="float">
            <text:p>1.5028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27.4669" calcext:value-type="float">
            <text:p>27.4669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39585000" calcext:value-type="float">
            <text:p>3.96E+007</text:p>
          </table:table-cell>
          <table:table-cell table:style-name="ce1" office:value-type="float" office:value="35781233.3333333" calcext:value-type="float">
            <text:p>3.58E+007</text:p>
          </table:table-cell>
          <table:table-cell table:style-name="ce1" office:value-type="float" office:value="48694000" calcext:value-type="float">
            <text:p>4.87E+007</text:p>
          </table:table-cell>
          <table:table-cell table:style-name="ce1" office:value-type="float" office:value="46609866.6666667" calcext:value-type="float">
            <text:p>4.66E+007</text:p>
          </table:table-cell>
          <table:table-cell table:style-name="ce1" office:value-type="float" office:value="67984400" calcext:value-type="float">
            <text:p>6.80E+007</text:p>
          </table:table-cell>
          <table:table-cell table:style-name="ce1" office:value-type="float" office:value="36158533.3333333" calcext:value-type="float">
            <text:p>3.62E+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125" calcext:value-type="float">
            <text:p>0.15012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38007" calcext:value-type="float">
            <text:p>1.38007</text:p>
          </table:table-cell>
          <table:table-cell table:style-name="ce1"/>
          <table:table-cell office:value-type="string" calcext:value-type="string">
            <text:p>thirdquartile_validate</text:p>
          </table:table-cell>
          <table:table-cell office:value-type="float" office:value="44.7253" calcext:value-type="float">
            <text:p>44.725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8048" calcext:value-type="float">
            <text:p>0.15804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0844" calcext:value-type="float">
            <text:p>1.60844</text:p>
          </table:table-cell>
          <table:table-cell/>
          <table:table-cell table:style-name="ce1" office:value-type="string" calcext:value-type="string">
            <text:p>thirdquartile_validate</text:p>
          </table:table-cell>
          <table:table-cell office:value-type="float" office:value="64.5321" calcext:value-type="float">
            <text:p>64.532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1478" calcext:value-type="float">
            <text:p>0.16147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0357" calcext:value-type="float">
            <text:p>1.6035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58.3077" calcext:value-type="float">
            <text:p>58.307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6423" calcext:value-type="float">
            <text:p>0.16642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3694" calcext:value-type="float">
            <text:p>1.6369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28.3781" calcext:value-type="float">
            <text:p>28.378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41800200" calcext:value-type="float">
            <text:p>4.18E+007</text:p>
          </table:table-cell>
          <table:table-cell table:style-name="ce1" office:value-type="float" office:value="34872283.3333333" calcext:value-type="float">
            <text:p>3.49E+007</text:p>
          </table:table-cell>
          <table:table-cell table:style-name="ce1" office:value-type="float" office:value="71769700" calcext:value-type="float">
            <text:p>7.18E+007</text:p>
          </table:table-cell>
          <table:table-cell table:style-name="ce1" office:value-type="float" office:value="66620533.3333333" calcext:value-type="float">
            <text:p>6.66E+007</text:p>
          </table:table-cell>
          <table:table-cell table:style-name="ce1" office:value-type="float" office:value="122154000" calcext:value-type="float">
            <text:p>1.22E+008</text:p>
          </table:table-cell>
          <table:table-cell table:style-name="ce1" office:value-type="float" office:value="92776383.3333333" calcext:value-type="float">
            <text:p>9.28E+0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2291" calcext:value-type="float">
            <text:p>0.182291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79252" calcext:value-type="float">
            <text:p>1.79252</text:p>
          </table:table-cell>
          <table:table-cell table:style-name="ce1"/>
          <table:table-cell office:value-type="string" calcext:value-type="string">
            <text:p>max_validate</text:p>
          </table:table-cell>
          <table:table-cell office:value-type="float" office:value="58.3639" calcext:value-type="float">
            <text:p>58.363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1244" calcext:value-type="float">
            <text:p>1.124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00104" calcext:value-type="float">
            <text:p>2.00104</text:p>
          </table:table-cell>
          <table:table-cell/>
          <table:table-cell table:style-name="ce1" office:value-type="string" calcext:value-type="string">
            <text:p>max_validate</text:p>
          </table:table-cell>
          <table:table-cell office:value-type="float" office:value="94.3717" calcext:value-type="float">
            <text:p>94.371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234602" calcext:value-type="float">
            <text:p>0.23460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03945" calcext:value-type="float">
            <text:p>2.0394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60.0974" calcext:value-type="float">
            <text:p>60.097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5705" calcext:value-type="float">
            <text:p>0.18570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16098" calcext:value-type="float">
            <text:p>2.1609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30.0978" calcext:value-type="float">
            <text:p>30.097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31522700" calcext:value-type="float">
            <text:p>3.15E+007</text:p>
          </table:table-cell>
          <table:table-cell table:style-name="ce1" office:value-type="float" office:value="26332900" calcext:value-type="float">
            <text:p>2.63E+007</text:p>
          </table:table-cell>
          <table:table-cell table:style-name="ce1" office:value-type="float" office:value="89159200" calcext:value-type="float">
            <text:p>8.92E+007</text:p>
          </table:table-cell>
          <table:table-cell table:style-name="ce1" office:value-type="float" office:value="58819175" calcext:value-type="float">
            <text:p>5.88E+007</text:p>
          </table:table-cell>
          <table:table-cell table:style-name="ce1" office:value-type="float" office:value="196219000" calcext:value-type="float">
            <text:p>1.96E+008</text:p>
          </table:table-cell>
          <table:table-cell table:style-name="ce1" office:value-type="float" office:value="134108800" calcext:value-type="float">
            <text:p>1.34E+0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7221" calcext:value-type="float">
            <text:p>0.12722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19437" calcext:value-type="float">
            <text:p>1.19437</text:p>
          </table:table-cell>
          <table:table-cell table:style-name="ce1"/>
          <table:table-cell office:value-type="string" calcext:value-type="string">
            <text:p>mean_validate</text:p>
          </table:table-cell>
          <table:table-cell office:value-type="float" office:value="42.7574" calcext:value-type="float">
            <text:p>42.757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87969" calcext:value-type="float">
            <text:p>0.18796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2304" calcext:value-type="float">
            <text:p>1.42304</text:p>
          </table:table-cell>
          <table:table-cell/>
          <table:table-cell table:style-name="ce1" office:value-type="string" calcext:value-type="string">
            <text:p>mean_validate</text:p>
          </table:table-cell>
          <table:table-cell office:value-type="float" office:value="64.4616" calcext:value-type="float">
            <text:p>64.461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0602" calcext:value-type="float">
            <text:p>0.14060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4822" calcext:value-type="float">
            <text:p>1.4482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52.5792" calcext:value-type="float">
            <text:p>52.579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7416" calcext:value-type="float">
            <text:p>0.14741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8893" calcext:value-type="float">
            <text:p>1.4889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27.6163" calcext:value-type="float">
            <text:p>27.61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859" calcext:value-type="float">
            <text:p>0.02785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3854" calcext:value-type="float">
            <text:p>0.233854</text:p>
          </table:table-cell>
          <table:table-cell table:style-name="ce1"/>
          <table:table-cell office:value-type="string" calcext:value-type="string">
            <text:p>stddev_validate</text:p>
          </table:table-cell>
          <table:table-cell office:value-type="float" office:value="7.03156" calcext:value-type="float">
            <text:p>7.0315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09585" calcext:value-type="float">
            <text:p>0.20958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20173" calcext:value-type="float">
            <text:p>0.220173</text:p>
          </table:table-cell>
          <table:table-cell/>
          <table:table-cell table:style-name="ce1" office:value-type="string" calcext:value-type="string">
            <text:p>stddev_validate</text:p>
          </table:table-cell>
          <table:table-cell office:value-type="float" office:value="11.8106" calcext:value-type="float">
            <text:p>11.810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5323" calcext:value-type="float">
            <text:p>0.02532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00536" calcext:value-type="float">
            <text:p>0.20053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8.70421" calcext:value-type="float">
            <text:p>8.70421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11835" calcext:value-type="float">
            <text:p>0.021183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2357" calcext:value-type="float">
            <text:p>0.23235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21155" calcext:value-type="float">
            <text:p>1.21155</text:p>
          </table:table-cell>
          <table:table-cell table:number-columns-repeated="2"/>
          <table:table-cell office:value-type="string" calcext:value-type="string">
            <text:p>Ratio no_val val.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"/>
          <table:table-cell table:number-columns-repeated="9"/>
          <table:table-cell table:style-name="ce1"/>
          <table:table-cell table:number-columns-repeated="20"/>
          <table:table-cell office:value-type="float" office:value="2" calcext:value-type="float">
            <text:p>2</text:p>
          </table:table-cell>
          <table:table-cell table:formula="of:=[.AL30]/[.AM30]" office:value-type="float" office:value="1.09011010946822" calcext:value-type="float">
            <text:p>1.0901101095</text:p>
          </table:table-cell>
          <table:table-cell/>
          <table:table-cell table:formula="of:=[.AN30]/[.AO30]" office:value-type="float" office:value="1.08551906943775" calcext:value-type="float">
            <text:p>1.0855190694</text:p>
          </table:table-cell>
          <table:table-cell/>
          <table:table-cell table:formula="of:=[.AP30]/[.AQ30]" office:value-type="float" office:value="1.91001808418543" calcext:value-type="float">
            <text:p>1.91001808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L31]/[.AM31]" office:value-type="float" office:value="1.10630619216591" calcext:value-type="float">
            <text:p>1.1063061922</text:p>
          </table:table-cell>
          <table:table-cell/>
          <table:table-cell table:formula="of:=[.AN31]/[.AO31]" office:value-type="float" office:value="1.04471442384159" calcext:value-type="float">
            <text:p>1.0447144238</text:p>
          </table:table-cell>
          <table:table-cell/>
          <table:table-cell table:formula="of:=[.AP31]/[.AQ31]" office:value-type="float" office:value="1.88017581834072" calcext:value-type="float">
            <text:p>1.88017581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L32]/[.AM32]" office:value-type="float" office:value="1.19866541575282" calcext:value-type="float">
            <text:p>1.1986654158</text:p>
          </table:table-cell>
          <table:table-cell/>
          <table:table-cell table:formula="of:=[.AN32]/[.AO32]" office:value-type="float" office:value="1.07729098536187" calcext:value-type="float">
            <text:p>1.0772909854</text:p>
          </table:table-cell>
          <table:table-cell/>
          <table:table-cell table:formula="of:=[.AP32]/[.AQ32]" office:value-type="float" office:value="1.31664972928635" calcext:value-type="float">
            <text:p>1.31664972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style-name="ce1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"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AL33]/[.AM33]" office:value-type="float" office:value="1.19708425581687" calcext:value-type="float">
            <text:p>1.1970842558</text:p>
          </table:table-cell>
          <table:table-cell/>
          <table:table-cell table:formula="of:=[.AN33]/[.AO33]" office:value-type="float" office:value="1.51581860847249" calcext:value-type="float">
            <text:p>1.5158186085</text:p>
          </table:table-cell>
          <table:table-cell/>
          <table:table-cell table:formula="of:=[.AP33]/[.AQ33]" office:value-type="float" office:value="1.46313291894343" calcext:value-type="float">
            <text:p>1.46313291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4711" calcext:value-type="float">
            <text:p>0.014471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64122" calcext:value-type="float">
            <text:p>0.0564122</text:p>
          </table:table-cell>
          <table:table-cell table:style-name="ce1"/>
          <table:table-cell office:value-type="string" calcext:value-type="string">
            <text:p>graph_generation</text:p>
          </table:table-cell>
          <table:table-cell office:value-type="float" office:value="0.059767" calcext:value-type="float">
            <text:p>0.05976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85802" calcext:value-type="float">
            <text:p>0.018580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581" calcext:value-type="float">
            <text:p>0.024581</text:p>
          </table:table-cell>
          <table:table-cell/>
          <table:table-cell table:style-name="ce1" office:value-type="string" calcext:value-type="string">
            <text:p>graph_generation</text:p>
          </table:table-cell>
          <table:table-cell office:value-type="float" office:value="0.066577" calcext:value-type="float">
            <text:p>0.06657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26629" calcext:value-type="float">
            <text:p>0.022662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4399" calcext:value-type="float">
            <text:p>0.02643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84719" calcext:value-type="float">
            <text:p>0.068471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8398" calcext:value-type="float">
            <text:p>0.08839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918028" calcext:value-type="float">
            <text:p>0.091802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742819" calcext:value-type="float">
            <text:p>0.074281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5789" calcext:value-type="float">
            <text:p>0.0019578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6592" calcext:value-type="float">
            <text:p>0.076592</text:p>
          </table:table-cell>
          <table:table-cell table:style-name="ce1"/>
          <table:table-cell office:value-type="string" calcext:value-type="string">
            <text:p>construction_time</text:p>
          </table:table-cell>
          <table:table-cell office:value-type="float" office:value="0.0842738" calcext:value-type="float">
            <text:p>0.084273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17495" calcext:value-type="float">
            <text:p>0.004174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3684" calcext:value-type="float">
            <text:p>0.013684</text:p>
          </table:table-cell>
          <table:table-cell/>
          <table:table-cell table:style-name="ce1" office:value-type="string" calcext:value-type="string">
            <text:p>construction_time</text:p>
          </table:table-cell>
          <table:table-cell office:value-type="float" office:value="0.073873" calcext:value-type="float">
            <text:p>0.07387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04499" calcext:value-type="float">
            <text:p>0.010449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8363" calcext:value-type="float">
            <text:p>0.01836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741" calcext:value-type="float">
            <text:p>0.07374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00771" calcext:value-type="float">
            <text:p>0.10077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862169" calcext:value-type="float">
            <text:p>0.08621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04493" calcext:value-type="float">
            <text:p>0.1044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707" calcext:value-type="float">
            <text:p>0.000297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9188" calcext:value-type="float">
            <text:p>0.00209188</text:p>
          </table:table-cell>
          <table:table-cell table:style-name="ce1"/>
          <table:table-cell office:value-type="string" calcext:value-type="string">
            <text:p>min_time</text:p>
          </table:table-cell>
          <table:table-cell office:value-type="float" office:value="0.0162361" calcext:value-type="float">
            <text:p>0.016236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8882" calcext:value-type="float">
            <text:p>0.0002288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4081" calcext:value-type="float">
            <text:p>0.0014081</text:p>
          </table:table-cell>
          <table:table-cell/>
          <table:table-cell table:style-name="ce1" office:value-type="string" calcext:value-type="string">
            <text:p>min_time</text:p>
          </table:table-cell>
          <table:table-cell office:value-type="float" office:value="0.00968289" calcext:value-type="float">
            <text:p>0.0096828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32935" calcext:value-type="float">
            <text:p>0.00023293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82046" calcext:value-type="float">
            <text:p>0.00098204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38301" calcext:value-type="float">
            <text:p>0.0053830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5905" calcext:value-type="float">
            <text:p>0.0003159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829935" calcext:value-type="float">
            <text:p>0.00082993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43108" calcext:value-type="float">
            <text:p>0.003431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10183" calcext:value-type="float">
            <text:p>0.0003101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2705" calcext:value-type="float">
            <text:p>0.00212705</text:p>
          </table:table-cell>
          <table:table-cell table:style-name="ce1"/>
          <table:table-cell office:value-type="string" calcext:value-type="string">
            <text:p>firstquartile_time</text:p>
          </table:table-cell>
          <table:table-cell office:value-type="float" office:value="0.016333" calcext:value-type="float">
            <text:p>0.01633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42598" calcext:value-type="float">
            <text:p>0.00142598</text:p>
          </table:table-cell>
          <table:table-cell/>
          <table:table-cell table:style-name="ce1" office:value-type="string" calcext:value-type="string">
            <text:p>firstquartile_time</text:p>
          </table:table-cell>
          <table:table-cell office:value-type="float" office:value="0.00979793" calcext:value-type="float">
            <text:p>0.0097979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8432" calcext:value-type="float">
            <text:p>0.0002484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0899" calcext:value-type="float">
            <text:p>0.0010089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46801" calcext:value-type="float">
            <text:p>0.005468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41535" calcext:value-type="float">
            <text:p>0.00034153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90003" calcext:value-type="float">
            <text:p>0.0009000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54052" calcext:value-type="float">
            <text:p>0.003540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805" calcext:value-type="float">
            <text:p>0.0003180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13504" calcext:value-type="float">
            <text:p>0.00213504</text:p>
          </table:table-cell>
          <table:table-cell table:style-name="ce1"/>
          <table:table-cell office:value-type="string" calcext:value-type="string">
            <text:p>median_time</text:p>
          </table:table-cell>
          <table:table-cell office:value-type="float" office:value="0.0164285" calcext:value-type="float">
            <text:p>0.016428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57492" calcext:value-type="float">
            <text:p>0.00025749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43266" calcext:value-type="float">
            <text:p>0.00143266</text:p>
          </table:table-cell>
          <table:table-cell/>
          <table:table-cell table:style-name="ce1" office:value-type="string" calcext:value-type="string">
            <text:p>median_time</text:p>
          </table:table-cell>
          <table:table-cell office:value-type="float" office:value="0.00988209" calcext:value-type="float">
            <text:p>0.0098820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77042" calcext:value-type="float">
            <text:p>0.0002770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1995" calcext:value-type="float">
            <text:p>0.0010199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51653" calcext:value-type="float">
            <text:p>0.0055165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79324" calcext:value-type="float">
            <text:p>0.00037932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923634" calcext:value-type="float">
            <text:p>0.0009236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5764" calcext:value-type="float">
            <text:p>0.00357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22104" calcext:value-type="float">
            <text:p>0.00032210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5697" calcext:value-type="float">
            <text:p>0.00215697</text:p>
          </table:table-cell>
          <table:table-cell table:style-name="ce1"/>
          <table:table-cell office:value-type="string" calcext:value-type="string">
            <text:p>thirdquartile_time</text:p>
          </table:table-cell>
          <table:table-cell office:value-type="float" office:value="0.0166221" calcext:value-type="float">
            <text:p>0.016622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65598" calcext:value-type="float">
            <text:p>0.00026559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45507" calcext:value-type="float">
            <text:p>0.00145507</text:p>
          </table:table-cell>
          <table:table-cell/>
          <table:table-cell table:style-name="ce1" office:value-type="string" calcext:value-type="string">
            <text:p>thirdquartile_time</text:p>
          </table:table-cell>
          <table:table-cell office:value-type="float" office:value="0.010016" calcext:value-type="float">
            <text:p>0.01001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85983" calcext:value-type="float">
            <text:p>0.00028598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4606" calcext:value-type="float">
            <text:p>0.001046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57542" calcext:value-type="float">
            <text:p>0.0055754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89576" calcext:value-type="float">
            <text:p>0.00038957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954509" calcext:value-type="float">
            <text:p>0.00095450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363195" calcext:value-type="float">
            <text:p>0.003631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8793" calcext:value-type="float">
            <text:p>0.00033879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77312" calcext:value-type="float">
            <text:p>0.077312</text:p>
          </table:table-cell>
          <table:table-cell table:style-name="ce1"/>
          <table:table-cell office:value-type="string" calcext:value-type="string">
            <text:p>max_time</text:p>
          </table:table-cell>
          <table:table-cell office:value-type="float" office:value="0.016948" calcext:value-type="float">
            <text:p>0.0169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282049" calcext:value-type="float">
            <text:p>0.0002820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78385" calcext:value-type="float">
            <text:p>0.00178385</text:p>
          </table:table-cell>
          <table:table-cell/>
          <table:table-cell table:style-name="ce1" office:value-type="string" calcext:value-type="string">
            <text:p>max_time</text:p>
          </table:table-cell>
          <table:table-cell office:value-type="float" office:value="0.0104809" calcext:value-type="float">
            <text:p>0.01048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463009" calcext:value-type="float">
            <text:p>0.0004630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7771" calcext:value-type="float">
            <text:p>0.002777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73985" calcext:value-type="float">
            <text:p>0.0067398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06922" calcext:value-type="float">
            <text:p>0.1069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93272" calcext:value-type="float">
            <text:p>0.09327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62852" calcext:value-type="float">
            <text:p>0.02628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6858" calcext:value-type="float">
            <text:p>0.00031685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33166" calcext:value-type="float">
            <text:p>0.0033166</text:p>
          </table:table-cell>
          <table:table-cell table:style-name="ce1"/>
          <table:table-cell office:value-type="string" calcext:value-type="string">
            <text:p>mean_time</text:p>
          </table:table-cell>
          <table:table-cell office:value-type="float" office:value="0.0164858" calcext:value-type="float">
            <text:p>0.016485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5987" calcext:value-type="float">
            <text:p>0.00025598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44804" calcext:value-type="float">
            <text:p>0.00144804</text:p>
          </table:table-cell>
          <table:table-cell/>
          <table:table-cell table:style-name="ce1" office:value-type="string" calcext:value-type="string">
            <text:p>mean_time</text:p>
          </table:table-cell>
          <table:table-cell office:value-type="float" office:value="0.00992196" calcext:value-type="float">
            <text:p>0.009921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74584" calcext:value-type="float">
            <text:p>0.00027458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7218" calcext:value-type="float">
            <text:p>0.0010721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55371" calcext:value-type="float">
            <text:p>0.0055537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06143" calcext:value-type="float">
            <text:p>0.002061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7457" calcext:value-type="float">
            <text:p>0.0023745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394046" calcext:value-type="float">
            <text:p>0.003940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929857" calcext:value-type="float">
            <text:p>9.30E-0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93963" calcext:value-type="float">
            <text:p>0.0093963</text:p>
          </table:table-cell>
          <table:table-cell table:style-name="ce1"/>
          <table:table-cell office:value-type="string" calcext:value-type="string">
            <text:p>stddev_time</text:p>
          </table:table-cell>
          <table:table-cell office:value-type="float" office:value="0.000187086" calcext:value-type="float">
            <text:p>0.00018708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23847" calcext:value-type="float">
            <text:p>1.24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45638" calcext:value-type="float">
            <text:p>5.46E-005</text:p>
          </table:table-cell>
          <table:table-cell/>
          <table:table-cell table:style-name="ce1" office:value-type="string" calcext:value-type="string">
            <text:p>stddev_time</text:p>
          </table:table-cell>
          <table:table-cell office:value-type="float" office:value="0.000165119" calcext:value-type="float">
            <text:p>0.000165119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35594" calcext:value-type="float">
            <text:p>3.56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6768" calcext:value-type="float">
            <text:p>0.0002676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82467" calcext:value-type="float">
            <text:p>0.00018246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33171" calcext:value-type="float">
            <text:p>0.01331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15426" calcext:value-type="float">
            <text:p>0.011542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8388" calcext:value-type="float">
            <text:p>0.00283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180000" calcext:value-type="float">
            <text:p>2.42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47669" calcext:value-type="float">
            <text:p>847669</text:p>
          </table:table-cell>
          <table:table-cell table:style-name="ce1"/>
          <table:table-cell office:value-type="string" calcext:value-type="string">
            <text:p>min_TEPS</text:p>
          </table:table-cell>
          <table:table-cell table:style-name="ce1" office:value-type="float" office:value="30934900" calcext:value-type="float">
            <text:p>3.0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9044600" calcext:value-type="float">
            <text:p>2.9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6738000" calcext:value-type="float">
            <text:p>3.67E+007</text:p>
          </table:table-cell>
          <table:table-cell/>
          <table:table-cell table:style-name="ce1" office:value-type="string" calcext:value-type="string">
            <text:p>min_TEPS</text:p>
          </table:table-cell>
          <table:table-cell table:style-name="ce1" office:value-type="float" office:value="50023000" calcext:value-type="float">
            <text:p>5.0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7693000" calcext:value-type="float">
            <text:p>1.7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3598400" calcext:value-type="float">
            <text:p>2.3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7788800" calcext:value-type="float">
            <text:p>7.78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6616.5" calcext:value-type="float">
            <text:p>76616.5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702623" calcext:value-type="float">
            <text:p>70262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9946000" calcext:value-type="float">
            <text:p>1.99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432800" calcext:value-type="float">
            <text:p>2.54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382900" calcext:value-type="float">
            <text:p>3.04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31541500" calcext:value-type="float">
            <text:p>3.1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843600" calcext:value-type="float">
            <text:p>3.0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039100" calcext:value-type="float">
            <text:p>4.50E+007</text:p>
          </table:table-cell>
          <table:table-cell/>
          <table:table-cell table:style-name="ce1" office:value-type="string" calcext:value-type="string">
            <text:p>firstquartile_TEPS</text:p>
          </table:table-cell>
          <table:table-cell table:style-name="ce1" office:value-type="float" office:value="52344900" calcext:value-type="float">
            <text:p>5.2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8645100" calcext:value-type="float">
            <text:p>2.86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2649300" calcext:value-type="float">
            <text:p>6.2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4035100" calcext:value-type="float">
            <text:p>9.40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028000" calcext:value-type="float">
            <text:p>2.10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8658400" calcext:value-type="float">
            <text:p>6.87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144354000" calcext:value-type="float">
            <text:p>1.44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5756900" calcext:value-type="float">
            <text:p>2.5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695000" calcext:value-type="float">
            <text:p>3.07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31913200" calcext:value-type="float">
            <text:p>3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1814600" calcext:value-type="float">
            <text:p>3.1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5743700" calcext:value-type="float">
            <text:p>4.57E+007</text:p>
          </table:table-cell>
          <table:table-cell/>
          <table:table-cell table:style-name="ce1" office:value-type="string" calcext:value-type="string">
            <text:p>median_TEPS</text:p>
          </table:table-cell>
          <table:table-cell table:style-name="ce1" office:value-type="float" office:value="53054000" calcext:value-type="float">
            <text:p>5.3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9569500" calcext:value-type="float">
            <text:p>2.9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4252900" calcext:value-type="float">
            <text:p>6.4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5038900" calcext:value-type="float">
            <text:p>9.5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96300" calcext:value-type="float">
            <text:p>2.16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70953500" calcext:value-type="float">
            <text:p>7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6596000" calcext:value-type="float">
            <text:p>1.47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410300" calcext:value-type="float">
            <text:p>2.6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810300" calcext:value-type="float">
            <text:p>3.08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32099800" calcext:value-type="float">
            <text:p>3.2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3038200" calcext:value-type="float">
            <text:p>3.3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5957800" calcext:value-type="float">
            <text:p>4.60E+007</text:p>
          </table:table-cell>
          <table:table-cell/>
          <table:table-cell table:style-name="ce1" office:value-type="string" calcext:value-type="string">
            <text:p>thirdquartile_TEPS</text:p>
          </table:table-cell>
          <table:table-cell table:style-name="ce1" office:value-type="float" office:value="53509800" calcext:value-type="float">
            <text:p>5.3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2974800" calcext:value-type="float">
            <text:p>3.3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4951300" calcext:value-type="float">
            <text:p>6.5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5882200" calcext:value-type="float">
            <text:p>9.59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985900" calcext:value-type="float">
            <text:p>2.40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72814200" calcext:value-type="float">
            <text:p>7.2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8082000" calcext:value-type="float">
            <text:p>1.48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576000" calcext:value-type="float">
            <text:p>2.7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328200" calcext:value-type="float">
            <text:p>3.13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32291400" calcext:value-type="float">
            <text:p>3.2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5791400" calcext:value-type="float">
            <text:p>3.5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541400" calcext:value-type="float">
            <text:p>4.65E+007</text:p>
          </table:table-cell>
          <table:table-cell/>
          <table:table-cell table:style-name="ce1" office:value-type="string" calcext:value-type="string">
            <text:p>max_TEPS</text:p>
          </table:table-cell>
          <table:table-cell table:style-name="ce1" office:value-type="float" office:value="54145500" calcext:value-type="float">
            <text:p>5.4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5168600" calcext:value-type="float">
            <text:p>3.5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733100" calcext:value-type="float">
            <text:p>6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7396200" calcext:value-type="float">
            <text:p>9.7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931900" calcext:value-type="float">
            <text:p>2.59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78964000" calcext:value-type="float">
            <text:p>7.90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2805000" calcext:value-type="float">
            <text:p>1.53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5853800" calcext:value-type="float">
            <text:p>2.5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9759700" calcext:value-type="float">
            <text:p>1.98E+007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31802100" calcext:value-type="float">
            <text:p>3.1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2001600" calcext:value-type="float">
            <text:p>3.2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5257900" calcext:value-type="float">
            <text:p>4.53E+007</text:p>
          </table:table-cell>
          <table:table-cell/>
          <table:table-cell table:style-name="ce1" office:value-type="string" calcext:value-type="string">
            <text:p>harmonic_mean_TEPS</text:p>
          </table:table-cell>
          <table:table-cell table:style-name="ce1" office:value-type="float" office:value="52840900" calcext:value-type="float">
            <text:p>5.2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9834300" calcext:value-type="float">
            <text:p>2.9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122900" calcext:value-type="float">
            <text:p>6.1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4402700" calcext:value-type="float">
            <text:p>9.4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973930" calcext:value-type="float">
            <text:p>3.97E+006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27598700" calcext:value-type="float">
            <text:p>2.7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33052000" calcext:value-type="float">
            <text:p>1.33E+0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5588.5" calcext:value-type="float">
            <text:p>95588.5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7053000" calcext:value-type="float">
            <text:p>7.05E+006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office:value-type="float" office:value="45469" calcext:value-type="float">
            <text:p>4546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95061" calcext:value-type="float">
            <text:p>19506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4857" calcext:value-type="float">
            <text:p>214857</text:p>
          </table:table-cell>
          <table:table-cell/>
          <table:table-cell table:style-name="ce1" office:value-type="string" calcext:value-type="string">
            <text:p>harmonic_stddev_TEPS</text:p>
          </table:table-cell>
          <table:table-cell office:value-type="float" office:value="110790" calcext:value-type="float">
            <text:p>11079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87245" calcext:value-type="float">
            <text:p>487245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922570" calcext:value-type="float">
            <text:p>1.92E+0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90764" calcext:value-type="float">
            <text:p>390764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234380" calcext:value-type="float">
            <text:p>3.23E+006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table:style-name="ce1" office:value-type="float" office:value="16902000" calcext:value-type="float">
            <text:p>1.69E+00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2076400" calcext:value-type="float">
            <text:p>1.21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7357" calcext:value-type="float">
            <text:p>0.0873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832943" calcext:value-type="float">
            <text:p>0.832943</text:p>
          </table:table-cell>
          <table:table-cell table:style-name="ce1"/>
          <table:table-cell office:value-type="string" calcext:value-type="string">
            <text:p>min_validate</text:p>
          </table:table-cell>
          <table:table-cell office:value-type="float" office:value="34.8273" calcext:value-type="float">
            <text:p>34.827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0963159" calcext:value-type="float">
            <text:p>0.096315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2763" calcext:value-type="float">
            <text:p>1.02763</text:p>
          </table:table-cell>
          <table:table-cell/>
          <table:table-cell table:style-name="ce1" office:value-type="string" calcext:value-type="string">
            <text:p>min_validate</text:p>
          </table:table-cell>
          <table:table-cell office:value-type="float" office:value="47.7948" calcext:value-type="float">
            <text:p>47.794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4065" calcext:value-type="float">
            <text:p>0.10406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5857" calcext:value-type="float">
            <text:p>1.058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2.6401" calcext:value-type="float">
            <text:p>32.640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482" calcext:value-type="float">
            <text:p>0.11348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6175" calcext:value-type="float">
            <text:p>1.0617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23.3713" calcext:value-type="float">
            <text:p>23.37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4617" calcext:value-type="float">
            <text:p>0.10461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00558" calcext:value-type="float">
            <text:p>1.00558</text:p>
          </table:table-cell>
          <table:table-cell table:style-name="ce1"/>
          <table:table-cell office:value-type="string" calcext:value-type="string">
            <text:p>firstquartile_validate</text:p>
          </table:table-cell>
          <table:table-cell office:value-type="float" office:value="39.801" calcext:value-type="float">
            <text:p>39.80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3421" calcext:value-type="float">
            <text:p>0.11342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1932" calcext:value-type="float">
            <text:p>1.21932</text:p>
          </table:table-cell>
          <table:table-cell/>
          <table:table-cell table:style-name="ce1" office:value-type="string" calcext:value-type="string">
            <text:p>firstquartile_validate</text:p>
          </table:table-cell>
          <table:table-cell office:value-type="float" office:value="58.511" calcext:value-type="float">
            <text:p>58.51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19668" calcext:value-type="float">
            <text:p>0.11966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31785" calcext:value-type="float">
            <text:p>1.3178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8.1286" calcext:value-type="float">
            <text:p>38.128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9998" calcext:value-type="float">
            <text:p>0.12999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8529" calcext:value-type="float">
            <text:p>1.2852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27.1106" calcext:value-type="float">
            <text:p>27.110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4677" calcext:value-type="float">
            <text:p>0.12467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16736" calcext:value-type="float">
            <text:p>1.16736</text:p>
          </table:table-cell>
          <table:table-cell table:style-name="ce1"/>
          <table:table-cell office:value-type="string" calcext:value-type="string">
            <text:p>median_validate</text:p>
          </table:table-cell>
          <table:table-cell office:value-type="float" office:value="41.8676" calcext:value-type="float">
            <text:p>41.867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2573" calcext:value-type="float">
            <text:p>0.13257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37112" calcext:value-type="float">
            <text:p>1.37112</text:p>
          </table:table-cell>
          <table:table-cell/>
          <table:table-cell table:style-name="ce1" office:value-type="string" calcext:value-type="string">
            <text:p>median_validate</text:p>
          </table:table-cell>
          <table:table-cell office:value-type="float" office:value="63.7269" calcext:value-type="float">
            <text:p>63.726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34872" calcext:value-type="float">
            <text:p>0.13487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7443" calcext:value-type="float">
            <text:p>1.4744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39.0644" calcext:value-type="float">
            <text:p>39.064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7254" calcext:value-type="float">
            <text:p>0.14725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7408" calcext:value-type="float">
            <text:p>1.47408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27.7682" calcext:value-type="float">
            <text:p>27.768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2444" calcext:value-type="float">
            <text:p>0.15244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37239" calcext:value-type="float">
            <text:p>1.37239</text:p>
          </table:table-cell>
          <table:table-cell table:style-name="ce1"/>
          <table:table-cell office:value-type="string" calcext:value-type="string">
            <text:p>thirdquartile_validate</text:p>
          </table:table-cell>
          <table:table-cell office:value-type="float" office:value="50.5575" calcext:value-type="float">
            <text:p>50.557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6941" calcext:value-type="float">
            <text:p>0.15694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8737" calcext:value-type="float">
            <text:p>1.58737</text:p>
          </table:table-cell>
          <table:table-cell/>
          <table:table-cell table:style-name="ce1" office:value-type="string" calcext:value-type="string">
            <text:p>thirdquartile_validate</text:p>
          </table:table-cell>
          <table:table-cell office:value-type="float" office:value="89.6731" calcext:value-type="float">
            <text:p>89.673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53698" calcext:value-type="float">
            <text:p>0.15369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6963" calcext:value-type="float">
            <text:p>1.5696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40.4594" calcext:value-type="float">
            <text:p>40.459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8057" calcext:value-type="float">
            <text:p>0.16805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9707" calcext:value-type="float">
            <text:p>1.5970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28.4309" calcext:value-type="float">
            <text:p>28.430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749" calcext:value-type="float">
            <text:p>0.1874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69585" calcext:value-type="float">
            <text:p>1.69585</text:p>
          </table:table-cell>
          <table:table-cell table:style-name="ce1"/>
          <table:table-cell office:value-type="string" calcext:value-type="string">
            <text:p>max_validate</text:p>
          </table:table-cell>
          <table:table-cell office:value-type="float" office:value="57.588" calcext:value-type="float">
            <text:p>57.58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1062" calcext:value-type="float">
            <text:p>0.18106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9172" calcext:value-type="float">
            <text:p>1.9172</text:p>
          </table:table-cell>
          <table:table-cell/>
          <table:table-cell table:style-name="ce1" office:value-type="string" calcext:value-type="string">
            <text:p>max_validate</text:p>
          </table:table-cell>
          <table:table-cell office:value-type="float" office:value="93.8733" calcext:value-type="float">
            <text:p>93.873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043" calcext:value-type="float">
            <text:p>0.1804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82627" calcext:value-type="float">
            <text:p>1.826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42.1245" calcext:value-type="float">
            <text:p>42.124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807406" calcext:value-type="float">
            <text:p>0.807406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9624" calcext:value-type="float">
            <text:p>1.962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30.2831" calcext:value-type="float">
            <text:p>30.28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8381" calcext:value-type="float">
            <text:p>0.12838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20376" calcext:value-type="float">
            <text:p>1.20376</text:p>
          </table:table-cell>
          <table:table-cell table:style-name="ce1"/>
          <table:table-cell office:value-type="string" calcext:value-type="string">
            <text:p>mean_validate</text:p>
          </table:table-cell>
          <table:table-cell office:value-type="float" office:value="44.6607" calcext:value-type="float">
            <text:p>44.6607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35136" calcext:value-type="float">
            <text:p>0.13513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0232" calcext:value-type="float">
            <text:p>1.40232</text:p>
          </table:table-cell>
          <table:table-cell/>
          <table:table-cell table:style-name="ce1" office:value-type="string" calcext:value-type="string">
            <text:p>mean_validate</text:p>
          </table:table-cell>
          <table:table-cell office:value-type="float" office:value="71.8101" calcext:value-type="float">
            <text:p>71.810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37638" calcext:value-type="float">
            <text:p>0.13763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4218" calcext:value-type="float">
            <text:p>1.4421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39.0688" calcext:value-type="float">
            <text:p>39.068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58945" calcext:value-type="float">
            <text:p>0.158945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5828" calcext:value-type="float">
            <text:p>1.4582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27.8339" calcext:value-type="float">
            <text:p>27.833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91934" calcext:value-type="float">
            <text:p>0.0291934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9174" calcext:value-type="float">
            <text:p>0.239174</text:p>
          </table:table-cell>
          <table:table-cell table:style-name="ce1"/>
          <table:table-cell office:value-type="string" calcext:value-type="string">
            <text:p>stddev_validate</text:p>
          </table:table-cell>
          <table:table-cell office:value-type="float" office:value="7.07651" calcext:value-type="float">
            <text:p>7.07651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48792" calcext:value-type="float">
            <text:p>0.024879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18853" calcext:value-type="float">
            <text:p>0.218853</text:p>
          </table:table-cell>
          <table:table-cell/>
          <table:table-cell table:style-name="ce1" office:value-type="string" calcext:value-type="string">
            <text:p>stddev_validate</text:p>
          </table:table-cell>
          <table:table-cell office:value-type="float" office:value="16.2628" calcext:value-type="float">
            <text:p>16.262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17296" calcext:value-type="float">
            <text:p>0.021729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167901" calcext:value-type="float">
            <text:p>0.167901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92249" calcext:value-type="float">
            <text:p>1.9224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851459" calcext:value-type="float">
            <text:p>0.085145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197832" calcext:value-type="float">
            <text:p>0.19783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36023" calcext:value-type="float">
            <text:p>1.36023</text:p>
          </table:table-cell>
          <table:table-cell table:number-columns-repeated="20"/>
        </table:table-row>
        <table:table-row table:style-name="ro1">
          <table:table-cell table:number-columns-repeated="5"/>
          <table:table-cell table:style-name="ce1"/>
          <table:table-cell table:number-columns-repeated="9"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number-columns-repeated="3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style-name="ce1"/>
          <table:table-cell table:number-columns-repeated="3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style-name="ce1"/>
          <table:table-cell table:number-columns-repeated="3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0328" calcext:value-type="float">
            <text:p>0.014032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914" calcext:value-type="float">
            <text:p>0.01914</text:p>
          </table:table-cell>
          <table:table-cell table:style-name="ce1"/>
          <table:table-cell table:number-columns-repeated="3"/>
          <table:table-cell office:value-type="string" calcext:value-type="string">
            <text:p>graph_generation</text:p>
          </table:table-cell>
          <table:table-cell office:value-type="float" office:value="0.019206" calcext:value-type="float">
            <text:p>0.01920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2753" calcext:value-type="float">
            <text:p>0.022753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graph_generation</text:p>
          </table:table-cell>
          <table:table-cell office:value-type="float" office:value="0.0231788" calcext:value-type="float">
            <text:p>0.023178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65531" calcext:value-type="float">
            <text:p>0.06655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71878" calcext:value-type="float">
            <text:p>0.067187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2672" calcext:value-type="float">
            <text:p>0.02426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30817" calcext:value-type="float">
            <text:p>0.03081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98111" calcext:value-type="float">
            <text:p>0.06981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3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7721" calcext:value-type="float">
            <text:p>0.001977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1986" calcext:value-type="float">
            <text:p>0.011986</text:p>
          </table:table-cell>
          <table:table-cell table:style-name="ce1"/>
          <table:table-cell table:number-columns-repeated="3"/>
          <table:table-cell office:value-type="string" calcext:value-type="string">
            <text:p>construction_time</text:p>
          </table:table-cell>
          <table:table-cell office:value-type="float" office:value="0.00422406" calcext:value-type="float">
            <text:p>0.0042240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28632" calcext:value-type="float">
            <text:p>0.0128632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construction_time</text:p>
          </table:table-cell>
          <table:table-cell office:value-type="float" office:value="0.010515" calcext:value-type="float">
            <text:p>0.01051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99408" calcext:value-type="float">
            <text:p>0.079940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7338" calcext:value-type="float">
            <text:p>0.073733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90951" calcext:value-type="float">
            <text:p>0.059095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66921" calcext:value-type="float">
            <text:p>0.0669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39908" calcext:value-type="float">
            <text:p>0.073990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9931" calcext:value-type="float">
            <text:p>0.00029993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207686" calcext:value-type="float">
            <text:p>0.00207686</text:p>
          </table:table-cell>
          <table:table-cell table:style-name="ce1"/>
          <table:table-cell table:number-columns-repeated="3"/>
          <table:table-cell office:value-type="string" calcext:value-type="string">
            <text:p>min_time</text:p>
          </table:table-cell>
          <table:table-cell office:value-type="float" office:value="0.000228882" calcext:value-type="float">
            <text:p>0.00022888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405" calcext:value-type="float">
            <text:p>0.00140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in_time</text:p>
          </table:table-cell>
          <table:table-cell office:value-type="float" office:value="0.000234842" calcext:value-type="float">
            <text:p>0.00023484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88007" calcext:value-type="float">
            <text:p>0.00098800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39398" calcext:value-type="float">
            <text:p>0.0053939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209" calcext:value-type="float">
            <text:p>0.0003120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836134" calcext:value-type="float">
            <text:p>0.00083613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38898" calcext:value-type="float">
            <text:p>0.005388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7083" calcext:value-type="float">
            <text:p>0.00030708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1644" calcext:value-type="float">
            <text:p>0.00211644</text:p>
          </table:table-cell>
          <table:table-cell table:style-name="ce1"/>
          <table:table-cell table:number-columns-repeated="3"/>
          <table:table-cell office:value-type="string" calcext:value-type="string">
            <text:p>firstquartile_time</text:p>
          </table:table-cell>
          <table:table-cell office:value-type="float" office:value="0.000243545" calcext:value-type="float">
            <text:p>0.00024354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423" calcext:value-type="float">
            <text:p>0.001423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firstquartile_time</text:p>
          </table:table-cell>
          <table:table-cell office:value-type="float" office:value="0.000251055" calcext:value-type="float">
            <text:p>0.0002510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1101" calcext:value-type="float">
            <text:p>0.001011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47004" calcext:value-type="float">
            <text:p>0.005470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7601" calcext:value-type="float">
            <text:p>0.000337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894547" calcext:value-type="float">
            <text:p>0.00089454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56445" calcext:value-type="float">
            <text:p>0.0055644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4951" calcext:value-type="float">
            <text:p>0.00031495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12646" calcext:value-type="float">
            <text:p>0.00212646</text:p>
          </table:table-cell>
          <table:table-cell table:style-name="ce1"/>
          <table:table-cell table:number-columns-repeated="3"/>
          <table:table-cell office:value-type="string" calcext:value-type="string">
            <text:p>median_time</text:p>
          </table:table-cell>
          <table:table-cell office:value-type="float" office:value="0.000256896" calcext:value-type="float">
            <text:p>0.0002568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43003" calcext:value-type="float">
            <text:p>0.00143003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dian_time</text:p>
          </table:table-cell>
          <table:table-cell office:value-type="float" office:value="0.000277042" calcext:value-type="float">
            <text:p>0.0002770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2842" calcext:value-type="float">
            <text:p>0.0010284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52249" calcext:value-type="float">
            <text:p>0.0055224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80039" calcext:value-type="float">
            <text:p>0.0003800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923991" calcext:value-type="float">
            <text:p>0.0009239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61154" calcext:value-type="float">
            <text:p>0.005611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20911" calcext:value-type="float">
            <text:p>0.00032091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14493" calcext:value-type="float">
            <text:p>0.00214493</text:p>
          </table:table-cell>
          <table:table-cell table:style-name="ce1"/>
          <table:table-cell table:number-columns-repeated="3"/>
          <table:table-cell office:value-type="string" calcext:value-type="string">
            <text:p>thirdquartile_time</text:p>
          </table:table-cell>
          <table:table-cell office:value-type="float" office:value="0.000265837" calcext:value-type="float">
            <text:p>0.00026583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45149" calcext:value-type="float">
            <text:p>0.00145149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thirdquartile_time</text:p>
          </table:table-cell>
          <table:table-cell office:value-type="float" office:value="0.00028491" calcext:value-type="float">
            <text:p>0.000284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4785" calcext:value-type="float">
            <text:p>0.0010478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60248" calcext:value-type="float">
            <text:p>0.0056024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9053" calcext:value-type="float">
            <text:p>0.0003905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946999" calcext:value-type="float">
            <text:p>0.0009469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70846" calcext:value-type="float">
            <text:p>0.005708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6885" calcext:value-type="float">
            <text:p>0.00033688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3551" calcext:value-type="float">
            <text:p>0.0023551</text:p>
          </table:table-cell>
          <table:table-cell table:style-name="ce1"/>
          <table:table-cell table:number-columns-repeated="3"/>
          <table:table-cell office:value-type="string" calcext:value-type="string">
            <text:p>max_time</text:p>
          </table:table-cell>
          <table:table-cell office:value-type="float" office:value="0.000283957" calcext:value-type="float">
            <text:p>0.00028395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8239" calcext:value-type="float">
            <text:p>0.0018239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ax_time</text:p>
          </table:table-cell>
          <table:table-cell office:value-type="float" office:value="0.000457048" calcext:value-type="float">
            <text:p>0.0004570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601461" calcext:value-type="float">
            <text:p>0.06014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65808" calcext:value-type="float">
            <text:p>0.0066580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1081" calcext:value-type="float">
            <text:p>0.0210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259631" calcext:value-type="float">
            <text:p>0.02596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674486" calcext:value-type="float">
            <text:p>0.006744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4374" calcext:value-type="float">
            <text:p>0.00031437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13387" calcext:value-type="float">
            <text:p>0.00213387</text:p>
          </table:table-cell>
          <table:table-cell table:style-name="ce1"/>
          <table:table-cell table:number-columns-repeated="3"/>
          <table:table-cell office:value-type="string" calcext:value-type="string">
            <text:p>mean_time</text:p>
          </table:table-cell>
          <table:table-cell office:value-type="float" office:value="0.000255123" calcext:value-type="float">
            <text:p>0.00025512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44492" calcext:value-type="float">
            <text:p>0.00144492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an_time</text:p>
          </table:table-cell>
          <table:table-cell office:value-type="float" office:value="0.000271987" calcext:value-type="float">
            <text:p>0.00027198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95628" calcext:value-type="float">
            <text:p>0.0019562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56563" calcext:value-type="float">
            <text:p>0.0055656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719953" calcext:value-type="float">
            <text:p>0.0007199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32251" calcext:value-type="float">
            <text:p>0.0013225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65312" calcext:value-type="float">
            <text:p>0.005653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904144" calcext:value-type="float">
            <text:p>9.04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388608" calcext:value-type="float">
            <text:p>3.89E-005</text:p>
          </table:table-cell>
          <table:table-cell table:style-name="ce1"/>
          <table:table-cell table:number-columns-repeated="3"/>
          <table:table-cell office:value-type="string" calcext:value-type="string">
            <text:p>stddev_time</text:p>
          </table:table-cell>
          <table:table-cell table:style-name="ce1" office:value-type="float" office:value="0.000013583" calcext:value-type="float">
            <text:p>1.36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82747" calcext:value-type="float">
            <text:p>5.83E-00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stddev_time</text:p>
          </table:table-cell>
          <table:table-cell table:style-name="ce1" office:value-type="float" office:value="0.0000304656" calcext:value-type="float">
            <text:p>3.05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738928" calcext:value-type="float">
            <text:p>0.007389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81378" calcext:value-type="float">
            <text:p>0.00018137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5941" calcext:value-type="float">
            <text:p>0.002594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1294" calcext:value-type="float">
            <text:p>0.003129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210121" calcext:value-type="float">
            <text:p>0.00021012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style-name="ce1"/>
          <table:table-cell table:number-columns-repeated="3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3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316900" calcext:value-type="float">
            <text:p>2.4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7826900" calcext:value-type="float">
            <text:p>2.78E+007</text:p>
          </table:table-cell>
          <table:table-cell table:style-name="ce1"/>
          <table:table-cell table:number-columns-repeated="3"/>
          <table:table-cell office:value-type="string" calcext:value-type="string">
            <text:p>min_TEPS</text:p>
          </table:table-cell>
          <table:table-cell table:style-name="ce1" office:value-type="float" office:value="28849500" calcext:value-type="float">
            <text:p>2.8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5931200" calcext:value-type="float">
            <text:p>3.59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in_TEPS</text:p>
          </table:table-cell>
          <table:table-cell table:style-name="ce1" office:value-type="float" office:value="17923700" calcext:value-type="float">
            <text:p>1.7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89600" calcext:value-type="float">
            <text:p>1.0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8744200" calcext:value-type="float">
            <text:p>7.87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388597" calcext:value-type="float">
            <text:p>38859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24160" calcext:value-type="float">
            <text:p>2.52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7731000" calcext:value-type="float">
            <text:p>7.77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527300" calcext:value-type="float">
            <text:p>2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0553400" calcext:value-type="float">
            <text:p>3.06E+007</text:p>
          </table:table-cell>
          <table:table-cell table:style-name="ce1"/>
          <table:table-cell table:number-columns-repeated="3"/>
          <table:table-cell office:value-type="string" calcext:value-type="string">
            <text:p>firstquartile_TEPS</text:p>
          </table:table-cell>
          <table:table-cell table:style-name="ce1" office:value-type="float" office:value="30815900" calcext:value-type="float">
            <text:p>3.0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5150100" calcext:value-type="float">
            <text:p>4.52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firstquartile_TEPS</text:p>
          </table:table-cell>
          <table:table-cell table:style-name="ce1" office:value-type="float" office:value="28752900" calcext:value-type="float">
            <text:p>2.88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2542400" calcext:value-type="float">
            <text:p>6.2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3580900" calcext:value-type="float">
            <text:p>9.3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976600" calcext:value-type="float">
            <text:p>2.10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69202800" calcext:value-type="float">
            <text:p>6.92E+007</text:p>
          </table:table-cell>
          <table:table-cell table:style-name="ce1"/>
          <table:table-cell office:value-type="string" calcext:value-type="string">
            <text:p>firstquartile_TEPS</text:p>
          </table:table-cell>
          <table:table-cell table:style-name="ce1" office:value-type="float" office:value="91843600" calcext:value-type="float">
            <text:p>9.18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010400" calcext:value-type="float">
            <text:p>2.6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0818900" calcext:value-type="float">
            <text:p>3.08E+007</text:p>
          </table:table-cell>
          <table:table-cell table:style-name="ce1"/>
          <table:table-cell table:number-columns-repeated="3"/>
          <table:table-cell office:value-type="string" calcext:value-type="string">
            <text:p>median_TEPS</text:p>
          </table:table-cell>
          <table:table-cell table:style-name="ce1" office:value-type="float" office:value="31888400" calcext:value-type="float">
            <text:p>3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5827600" calcext:value-type="float">
            <text:p>4.58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dian_TEPS</text:p>
          </table:table-cell>
          <table:table-cell table:style-name="ce1" office:value-type="float" office:value="29569500" calcext:value-type="float">
            <text:p>2.9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3724100" calcext:value-type="float">
            <text:p>6.3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4936300" calcext:value-type="float">
            <text:p>9.4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55700" calcext:value-type="float">
            <text:p>2.16E+007</text:p>
          </table:table-cell>
          <table:table-cell table:style-name="ce1"/>
          <table:table-cell office:value-type="string" calcext:value-type="string">
            <text:p>median_TEPS</text:p>
          </table:table-cell>
          <table:table-cell table:style-name="ce1" office:value-type="float" office:value="70926000" calcext:value-type="float">
            <text:p>7.0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3429800" calcext:value-type="float">
            <text:p>9.34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676800" calcext:value-type="float">
            <text:p>2.6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0964700" calcext:value-type="float">
            <text:p>3.10E+007</text:p>
          </table:table-cell>
          <table:table-cell table:style-name="ce1"/>
          <table:table-cell table:number-columns-repeated="3"/>
          <table:table-cell office:value-type="string" calcext:value-type="string">
            <text:p>thirdquartile_TEPS</text:p>
          </table:table-cell>
          <table:table-cell table:style-name="ce1" office:value-type="float" office:value="33636600" calcext:value-type="float">
            <text:p>3.3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6054100" calcext:value-type="float">
            <text:p>4.61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thirdquartile_TEPS</text:p>
          </table:table-cell>
          <table:table-cell table:style-name="ce1" office:value-type="float" office:value="32630300" calcext:value-type="float">
            <text:p>3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4821100" calcext:value-type="float">
            <text:p>6.4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5846700" calcext:value-type="float">
            <text:p>9.5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265400" calcext:value-type="float">
            <text:p>2.43E+007</text:p>
          </table:table-cell>
          <table:table-cell table:style-name="ce1"/>
          <table:table-cell office:value-type="string" calcext:value-type="string">
            <text:p>thirdquartile_TEPS</text:p>
          </table:table-cell>
          <table:table-cell table:style-name="ce1" office:value-type="float" office:value="73260600" calcext:value-type="float">
            <text:p>7.3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4220400" calcext:value-type="float">
            <text:p>9.42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313000" calcext:value-type="float">
            <text:p>2.7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1554800" calcext:value-type="float">
            <text:p>3.16E+007</text:p>
          </table:table-cell>
          <table:table-cell table:style-name="ce1"/>
          <table:table-cell table:number-columns-repeated="3"/>
          <table:table-cell office:value-type="string" calcext:value-type="string">
            <text:p>max_TEPS</text:p>
          </table:table-cell>
          <table:table-cell table:style-name="ce1" office:value-type="float" office:value="35791400" calcext:value-type="float">
            <text:p>3.5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6644100" calcext:value-type="float">
            <text:p>4.66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ax_TEPS</text:p>
          </table:table-cell>
          <table:table-cell table:style-name="ce1" office:value-type="float" office:value="34883000" calcext:value-type="float">
            <text:p>3.4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330500" calcext:value-type="float">
            <text:p>6.6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7198100" calcext:value-type="float">
            <text:p>9.7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248800" calcext:value-type="float">
            <text:p>2.62E+007</text:p>
          </table:table-cell>
          <table:table-cell table:style-name="ce1"/>
          <table:table-cell office:value-type="string" calcext:value-type="string">
            <text:p>max_TEPS</text:p>
          </table:table-cell>
          <table:table-cell table:style-name="ce1" office:value-type="float" office:value="78378600" calcext:value-type="float">
            <text:p>7.84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7288400" calcext:value-type="float">
            <text:p>9.73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058200" calcext:value-type="float">
            <text:p>2.6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0711800" calcext:value-type="float">
            <text:p>3.07E+007</text:p>
          </table:table-cell>
          <table:table-cell table:style-name="ce1"/>
          <table:table-cell table:number-columns-repeated="3"/>
          <table:table-cell office:value-type="string" calcext:value-type="string">
            <text:p>harmonic_mean_TEPS</text:p>
          </table:table-cell>
          <table:table-cell table:style-name="ce1" office:value-type="float" office:value="32110000" calcext:value-type="float">
            <text:p>3.2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5355500" calcext:value-type="float">
            <text:p>4.54E+0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harmonic_mean_TEPS</text:p>
          </table:table-cell>
          <table:table-cell table:style-name="ce1" office:value-type="float" office:value="30119100" calcext:value-type="float">
            <text:p>3.0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3499700" calcext:value-type="float">
            <text:p>3.3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4200400" calcext:value-type="float">
            <text:p>9.4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378500" calcext:value-type="float">
            <text:p>1.14E+007</text:p>
          </table:table-cell>
          <table:table-cell table:style-name="ce1"/>
          <table:table-cell office:value-type="string" calcext:value-type="string">
            <text:p>harmonic_mean_TEPS</text:p>
          </table:table-cell>
          <table:table-cell table:style-name="ce1" office:value-type="float" office:value="49553600" calcext:value-type="float">
            <text:p>4.9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742600" calcext:value-type="float">
            <text:p>9.27E+00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4420.3" calcext:value-type="float">
            <text:p>94420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0465.7" calcext:value-type="float">
            <text:p>70465.7</text:p>
          </table:table-cell>
          <table:table-cell table:style-name="ce1"/>
          <table:table-cell table:number-columns-repeated="3"/>
          <table:table-cell office:value-type="string" calcext:value-type="string">
            <text:p>harmonic_stddev_TEPS</text:p>
          </table:table-cell>
          <table:table-cell office:value-type="float" office:value="215385" calcext:value-type="float">
            <text:p>21538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30461" calcext:value-type="float">
            <text:p>230461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harmonic_stddev_TEPS</text:p>
          </table:table-cell>
          <table:table-cell office:value-type="float" office:value="425043" calcext:value-type="float">
            <text:p>425043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15941900" calcext:value-type="float">
            <text:p>1.59E+00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86769" calcext:value-type="float">
            <text:p>386769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5165320" calcext:value-type="float">
            <text:p>5.17E+006</text:p>
          </table:table-cell>
          <table:table-cell table:style-name="ce1"/>
          <table:table-cell office:value-type="string" calcext:value-type="string">
            <text:p>harmonic_stddev_TEPS</text:p>
          </table:table-cell>
          <table:table-cell table:style-name="ce1" office:value-type="float" office:value="14773000" calcext:value-type="float">
            <text:p>1.48E+00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34301" calcext:value-type="float">
            <text:p>4343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53648" calcext:value-type="float">
            <text:p>0.085364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823874" calcext:value-type="float">
            <text:p>0.823874</text:p>
          </table:table-cell>
          <table:table-cell table:style-name="ce1"/>
          <table:table-cell table:number-columns-repeated="3"/>
          <table:table-cell office:value-type="string" calcext:value-type="string">
            <text:p>min_validate</text:p>
          </table:table-cell>
          <table:table-cell office:value-type="float" office:value="0.096658" calcext:value-type="float">
            <text:p>0.09665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249" calcext:value-type="float">
            <text:p>1.0249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in_validate</text:p>
          </table:table-cell>
          <table:table-cell office:value-type="float" office:value="0.105671" calcext:value-type="float">
            <text:p>0.10567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5918" calcext:value-type="float">
            <text:p>1.0591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2.4668" calcext:value-type="float">
            <text:p>32.466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797" calcext:value-type="float">
            <text:p>0.11379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1.06043" calcext:value-type="float">
            <text:p>1.0604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2.8195" calcext:value-type="float">
            <text:p>32.81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4098" calcext:value-type="float">
            <text:p>0.10409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989075" calcext:value-type="float">
            <text:p>0.989075</text:p>
          </table:table-cell>
          <table:table-cell table:style-name="ce1"/>
          <table:table-cell table:number-columns-repeated="3"/>
          <table:table-cell office:value-type="string" calcext:value-type="string">
            <text:p>firstquartile_validate</text:p>
          </table:table-cell>
          <table:table-cell office:value-type="float" office:value="0.113694" calcext:value-type="float">
            <text:p>0.11369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1715" calcext:value-type="float">
            <text:p>1.2171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firstquartile_validate</text:p>
          </table:table-cell>
          <table:table-cell office:value-type="float" office:value="0.120312" calcext:value-type="float">
            <text:p>0.12031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29637" calcext:value-type="float">
            <text:p>1.29637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8.1761" calcext:value-type="float">
            <text:p>38.176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8116" calcext:value-type="float">
            <text:p>0.12811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1.31245" calcext:value-type="float">
            <text:p>1.3124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7.937" calcext:value-type="float">
            <text:p>37.93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275" calcext:value-type="float">
            <text:p>0.1227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1731" calcext:value-type="float">
            <text:p>1.1731</text:p>
          </table:table-cell>
          <table:table-cell table:style-name="ce1"/>
          <table:table-cell table:number-columns-repeated="3"/>
          <table:table-cell office:value-type="string" calcext:value-type="string">
            <text:p>median_validate</text:p>
          </table:table-cell>
          <table:table-cell office:value-type="float" office:value="0.132357" calcext:value-type="float">
            <text:p>0.13235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0419" calcext:value-type="float">
            <text:p>1.40419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dian_validate</text:p>
          </table:table-cell>
          <table:table-cell office:value-type="float" office:value="0.135756" calcext:value-type="float">
            <text:p>0.13575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51462" calcext:value-type="float">
            <text:p>1.5146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39.1536" calcext:value-type="float">
            <text:p>39.153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8312" calcext:value-type="float">
            <text:p>0.14831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1.46655" calcext:value-type="float">
            <text:p>1.4665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5.1622" calcext:value-type="float">
            <text:p>55.162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151" calcext:value-type="float">
            <text:p>0.15015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4039" calcext:value-type="float">
            <text:p>1.4039</text:p>
          </table:table-cell>
          <table:table-cell table:style-name="ce1"/>
          <table:table-cell table:number-columns-repeated="3"/>
          <table:table-cell office:value-type="string" calcext:value-type="string">
            <text:p>thirdquartile_validate</text:p>
          </table:table-cell>
          <table:table-cell office:value-type="float" office:value="0.155738" calcext:value-type="float">
            <text:p>0.15573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5689" calcext:value-type="float">
            <text:p>1.5689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thirdquartile_validate</text:p>
          </table:table-cell>
          <table:table-cell office:value-type="float" office:value="0.155897" calcext:value-type="float">
            <text:p>0.15589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70066" calcext:value-type="float">
            <text:p>1.7006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40.7096" calcext:value-type="float">
            <text:p>40.709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9173" calcext:value-type="float">
            <text:p>0.16917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63835" calcext:value-type="float">
            <text:p>1.6383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57.6215" calcext:value-type="float">
            <text:p>57.621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4675" calcext:value-type="float">
            <text:p>0.467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67309" calcext:value-type="float">
            <text:p>1.67309</text:p>
          </table:table-cell>
          <table:table-cell table:style-name="ce1"/>
          <table:table-cell table:number-columns-repeated="3"/>
          <table:table-cell office:value-type="string" calcext:value-type="string">
            <text:p>max_validate</text:p>
          </table:table-cell>
          <table:table-cell office:value-type="float" office:value="0.178785" calcext:value-type="float">
            <text:p>0.17878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08207" calcext:value-type="float">
            <text:p>2.0820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ax_validate</text:p>
          </table:table-cell>
          <table:table-cell office:value-type="float" office:value="0.177893" calcext:value-type="float">
            <text:p>0.17789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1995" calcext:value-type="float">
            <text:p>2.199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53.7162" calcext:value-type="float">
            <text:p>53.716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90428" calcext:value-type="float">
            <text:p>0.19042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2.44907" calcext:value-type="float">
            <text:p>2.4490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59.6925" calcext:value-type="float">
            <text:p>59.692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30824" calcext:value-type="float">
            <text:p>0.13082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19631" calcext:value-type="float">
            <text:p>1.19631</text:p>
          </table:table-cell>
          <table:table-cell table:style-name="ce1"/>
          <table:table-cell table:number-columns-repeated="3"/>
          <table:table-cell office:value-type="string" calcext:value-type="string">
            <text:p>mean_validate</text:p>
          </table:table-cell>
          <table:table-cell office:value-type="float" office:value="0.134212" calcext:value-type="float">
            <text:p>0.13421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1357" calcext:value-type="float">
            <text:p>1.41357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mean_validate</text:p>
          </table:table-cell>
          <table:table-cell office:value-type="float" office:value="0.138204" calcext:value-type="float">
            <text:p>0.13820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51979" calcext:value-type="float">
            <text:p>1.5197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39.3806" calcext:value-type="float">
            <text:p>39.380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8713" calcext:value-type="float">
            <text:p>0.14871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1.49144" calcext:value-type="float">
            <text:p>1.4914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49.9373" calcext:value-type="float">
            <text:p>49.93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502837" calcext:value-type="float">
            <text:p>0.050283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7215" calcext:value-type="float">
            <text:p>0.237215</text:p>
          </table:table-cell>
          <table:table-cell table:style-name="ce1"/>
          <table:table-cell table:number-columns-repeated="3"/>
          <table:table-cell office:value-type="string" calcext:value-type="string">
            <text:p>stddev_validate</text:p>
          </table:table-cell>
          <table:table-cell office:value-type="float" office:value="0.0235622" calcext:value-type="float">
            <text:p>0.023562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28925" calcext:value-type="float">
            <text:p>0.228925</text:p>
          </table:table-cell>
          <table:table-cell/>
          <table:table-cell table:style-name="ce1"/>
          <table:table-cell table:number-columns-repeated="2"/>
          <table:table-cell office:value-type="string" calcext:value-type="string">
            <text:p>stddev_validate</text:p>
          </table:table-cell>
          <table:table-cell office:value-type="float" office:value="0.0212376" calcext:value-type="float">
            <text:p>0.021237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53836" calcext:value-type="float">
            <text:p>0.25383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2.65613" calcext:value-type="float">
            <text:p>2.6561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27338" calcext:value-type="float">
            <text:p>0.022733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45078" calcext:value-type="float">
            <text:p>0.24507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9.67056" calcext:value-type="float">
            <text:p>9.67056</text:p>
          </table:table-cell>
          <table:table-cell table:number-columns-repeated="20"/>
        </table:table-row>
        <table:table-row table:style-name="ro1">
          <table:table-cell table:number-columns-repeated="15"/>
          <table:table-cell table:style-name="ce1"/>
          <table:table-cell table:number-columns-repeated="3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7231" calcext:value-type="float">
            <text:p>0.0147231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184722" calcext:value-type="float">
            <text:p>0.0184722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662711" calcext:value-type="float">
            <text:p>0.0662711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68496" calcext:value-type="float">
            <text:p>0.06849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4591" calcext:value-type="float">
            <text:p>0.02459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6505" calcext:value-type="float">
            <text:p>0.00196505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0422812" calcext:value-type="float">
            <text:p>0.00422812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37622" calcext:value-type="float">
            <text:p>0.037622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831811" calcext:value-type="float">
            <text:p>0.083181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8825" calcext:value-type="float">
            <text:p>0.05882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5162" calcext:value-type="float">
            <text:p>0.000295162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0074" calcext:value-type="float">
            <text:p>0.000230074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3889" calcext:value-type="float">
            <text:p>0.000233889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539899" calcext:value-type="float">
            <text:p>0.0053989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0898" calcext:value-type="float">
            <text:p>0.0003108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7441" calcext:value-type="float">
            <text:p>0.000307441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4021" calcext:value-type="float">
            <text:p>0.000244021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9386" calcext:value-type="float">
            <text:p>0.000249386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549901" calcext:value-type="float">
            <text:p>0.005499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7958" calcext:value-type="float">
            <text:p>0.0003379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5905" calcext:value-type="float">
            <text:p>0.000315905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54035" calcext:value-type="float">
            <text:p>0.000254035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77519" calcext:value-type="float">
            <text:p>0.000277519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558603" calcext:value-type="float">
            <text:p>0.005586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80993" calcext:value-type="float">
            <text:p>0.0003809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20196" calcext:value-type="float">
            <text:p>0.000320196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64645" calcext:value-type="float">
            <text:p>0.000264645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87056" calcext:value-type="float">
            <text:p>0.000287056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566745" calcext:value-type="float">
            <text:p>0.00566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91006" calcext:value-type="float">
            <text:p>0.0003910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9031" calcext:value-type="float">
            <text:p>0.000339031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283957" calcext:value-type="float">
            <text:p>0.000283957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427008" calcext:value-type="float">
            <text:p>0.000427008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7128" calcext:value-type="float">
            <text:p>0.00712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72238" calcext:value-type="float">
            <text:p>0.017223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4593" calcext:value-type="float">
            <text:p>0.000314593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54244" calcext:value-type="float">
            <text:p>0.000254244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72408" calcext:value-type="float">
            <text:p>0.000272408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563608" calcext:value-type="float">
            <text:p>0.0056360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656061" calcext:value-type="float">
            <text:p>0.0006560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911927" calcext:value-type="float">
            <text:p>9.12E-006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124946" calcext:value-type="float">
            <text:p>1.25E-005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284151" calcext:value-type="float">
            <text:p>2.84E-005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office:value-type="float" office:value="0.00028073" calcext:value-type="float">
            <text:p>0.0002807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11147" calcext:value-type="float">
            <text:p>0.002111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163000" calcext:value-type="float">
            <text:p>2.42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28849500" calcext:value-type="float">
            <text:p>2.88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19184700" calcext:value-type="float">
            <text:p>1.92E+007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73552900" calcext:value-type="float">
            <text:p>7.36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475620" calcext:value-type="float">
            <text:p>47562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584300" calcext:value-type="float">
            <text:p>2.56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30954700" calcext:value-type="float">
            <text:p>3.10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28538000" calcext:value-type="float">
            <text:p>2.85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92508100" calcext:value-type="float">
            <text:p>9.2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951100" calcext:value-type="float">
            <text:p>2.10E+007</text:p>
          </table:table-cell>
          <table:table-cell table:style-name="ce1"/>
          <table:table-cell table:number-columns-repeated="2"/>
          <table:table-cell table:style-name="ce1"/>
          <table:table-cell table:number-columns-repeated="22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5931900" calcext:value-type="float">
            <text:p>2.59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32247500" calcext:value-type="float">
            <text:p>3.22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29518700" calcext:value-type="float">
            <text:p>2.95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93856500" calcext:value-type="float">
            <text:p>9.3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501700" calcext:value-type="float">
            <text:p>2.15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645800" calcext:value-type="float">
            <text:p>2.66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3570800" calcext:value-type="float">
            <text:p>3.36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2848700" calcext:value-type="float">
            <text:p>3.28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95341800" calcext:value-type="float">
            <text:p>9.5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239700" calcext:value-type="float">
            <text:p>2.42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754200" calcext:value-type="float">
            <text:p>2.78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5605900" calcext:value-type="float">
            <text:p>3.56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5025200" calcext:value-type="float">
            <text:p>3.50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97108000" calcext:value-type="float">
            <text:p>9.7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349500" calcext:value-type="float">
            <text:p>2.63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040000" calcext:value-type="float">
            <text:p>2.60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2221100" calcext:value-type="float">
            <text:p>3.22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0072500" calcext:value-type="float">
            <text:p>3.01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93023000" calcext:value-type="float">
            <text:p>9.3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2486600" calcext:value-type="float">
            <text:p>1.25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5100" calcext:value-type="float">
            <text:p>95100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199499" calcext:value-type="float">
            <text:p>199499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395210" calcext:value-type="float">
            <text:p>395210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583757" calcext:value-type="float">
            <text:p>583757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5063090" calcext:value-type="float">
            <text:p>5.06E+006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65669" calcext:value-type="float">
            <text:p>0.0865669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0975289" calcext:value-type="float">
            <text:p>0.0975289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103717" calcext:value-type="float">
            <text:p>0.103717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32.73" calcext:value-type="float">
            <text:p>32.7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287" calcext:value-type="float">
            <text:p>0.11328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4463" calcext:value-type="float">
            <text:p>0.104463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14315" calcext:value-type="float">
            <text:p>0.114315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20788" calcext:value-type="float">
            <text:p>0.120788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37.7052" calcext:value-type="float">
            <text:p>37.705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27081" calcext:value-type="float">
            <text:p>0.12708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5491" calcext:value-type="float">
            <text:p>0.125491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30257" calcext:value-type="float">
            <text:p>0.130257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35128" calcext:value-type="float">
            <text:p>0.135128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39.9373" calcext:value-type="float">
            <text:p>39.937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3685" calcext:value-type="float">
            <text:p>0.1436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698" calcext:value-type="float">
            <text:p>0.150698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569" calcext:value-type="float">
            <text:p>0.15569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6772" calcext:value-type="float">
            <text:p>0.156772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58.0924" calcext:value-type="float">
            <text:p>58.092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5552" calcext:value-type="float">
            <text:p>0.16555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2041" calcext:value-type="float">
            <text:p>0.182041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82458" calcext:value-type="float">
            <text:p>0.182458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82124" calcext:value-type="float">
            <text:p>0.182124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59.7979" calcext:value-type="float">
            <text:p>59.797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6383" calcext:value-type="float">
            <text:p>0.18638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7421" calcext:value-type="float">
            <text:p>0.127421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4404" calcext:value-type="float">
            <text:p>0.134404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8611" calcext:value-type="float">
            <text:p>0.138611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47.4851" calcext:value-type="float">
            <text:p>47.485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6505" calcext:value-type="float">
            <text:p>0.1465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3587" calcext:value-type="float">
            <text:p>0.0273587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46283" calcext:value-type="float">
            <text:p>0.0246283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18255" calcext:value-type="float">
            <text:p>0.0218255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10.3406" calcext:value-type="float">
            <text:p>10.340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217134" calcext:value-type="float">
            <text:p>0.0217134</text:p>
          </table:table-cell>
          <table:table-cell table:number-columns-repeated="26"/>
        </table:table-row>
        <table:table-row table:style-name="ro1">
          <table:table-cell table:number-columns-repeated="24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678279" calcext:value-type="float">
            <text:p>0.0678279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647" calcext:value-type="float">
            <text:p>0.014647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187802" calcext:value-type="float">
            <text:p>0.0187802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622041" calcext:value-type="float">
            <text:p>0.0622041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10367" calcext:value-type="float">
            <text:p>0.11036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104196" calcext:value-type="float">
            <text:p>0.10419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6695" calcext:value-type="float">
            <text:p>0.00196695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0494289" calcext:value-type="float">
            <text:p>0.00494289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105979" calcext:value-type="float">
            <text:p>0.0105979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538683" calcext:value-type="float">
            <text:p>0.005386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12879" calcext:value-type="float">
            <text:p>0.1128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6831" calcext:value-type="float">
            <text:p>0.000296831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1981" calcext:value-type="float">
            <text:p>0.000231981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6034" calcext:value-type="float">
            <text:p>0.000236034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547636" calcext:value-type="float">
            <text:p>0.0054763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10898" calcext:value-type="float">
            <text:p>0.0003108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899" calcext:value-type="float">
            <text:p>0.00030899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5929" calcext:value-type="float">
            <text:p>0.000245929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7955" calcext:value-type="float">
            <text:p>0.000247955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552988" calcext:value-type="float">
            <text:p>0.0055298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41654" calcext:value-type="float">
            <text:p>0.00034165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507" calcext:value-type="float">
            <text:p>0.00031507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55942" calcext:value-type="float">
            <text:p>0.000255942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75612" calcext:value-type="float">
            <text:p>0.000275612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559449" calcext:value-type="float">
            <text:p>0.0055944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8147" calcext:value-type="float">
            <text:p>0.0003814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20435" calcext:value-type="float">
            <text:p>0.000320435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63095" calcext:value-type="float">
            <text:p>0.000263095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85625" calcext:value-type="float">
            <text:p>0.000285625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104924" calcext:value-type="float">
            <text:p>0.10492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93629" calcext:value-type="float">
            <text:p>0.0003936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617" calcext:value-type="float">
            <text:p>0.00033617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280857" calcext:value-type="float">
            <text:p>0.000280857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473022" calcext:value-type="float">
            <text:p>0.000473022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713447" calcext:value-type="float">
            <text:p>0.0071344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97074" calcext:value-type="float">
            <text:p>0.0970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5435" calcext:value-type="float">
            <text:p>0.000315435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54594" calcext:value-type="float">
            <text:p>0.000254594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72088" calcext:value-type="float">
            <text:p>0.000272088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office:value-type="float" office:value="0.0124205" calcext:value-type="float">
            <text:p>0.012420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90674" calcext:value-type="float">
            <text:p>0.0019067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876263" calcext:value-type="float">
            <text:p>8.76E-006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113866" calcext:value-type="float">
            <text:p>1.14E-005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324928" calcext:value-type="float">
            <text:p>3.25E-005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2086" calcext:value-type="float">
            <text:p>0.01208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4996810" calcext:value-type="float">
            <text:p>5.00E+006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368600" calcext:value-type="float">
            <text:p>2.44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29167900" calcext:value-type="float">
            <text:p>2.92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17318400" calcext:value-type="float">
            <text:p>1.73E+007</text:p>
          </table:table-cell>
          <table:table-cell table:number-columns-repeated="4"/>
          <table:table-cell office:value-type="string" calcext:value-type="string">
            <text:p>firstquartile_TEPS</text:p>
          </table:table-cell>
          <table:table-cell table:style-name="ce1" office:value-type="float" office:value="93714500" calcext:value-type="float">
            <text:p>9.37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84389.2" calcext:value-type="float">
            <text:p>84389.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565300" calcext:value-type="float">
            <text:p>2.56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31137100" calcext:value-type="float">
            <text:p>3.11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28680900" calcext:value-type="float">
            <text:p>2.87E+007</text:p>
          </table:table-cell>
          <table:table-cell table:style-name="ce1"/>
          <table:table-cell table:number-columns-repeated="3"/>
          <table:table-cell office:value-type="string" calcext:value-type="string">
            <text:p>median_TEPS</text:p>
          </table:table-cell>
          <table:table-cell table:style-name="ce1" office:value-type="float" office:value="94809500" calcext:value-type="float">
            <text:p>9.4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811500" calcext:value-type="float">
            <text:p>2.08E+007</text:p>
          </table:table-cell>
          <table:table-cell table:style-name="ce1"/>
          <table:table-cell table:number-columns-repeated="2"/>
          <table:table-cell table:style-name="ce1"/>
          <table:table-cell table:number-columns-repeated="22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000600" calcext:value-type="float">
            <text:p>2.60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32007200" calcext:value-type="float">
            <text:p>3.20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29723000" calcext:value-type="float">
            <text:p>2.97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95736100" calcext:value-type="float">
            <text:p>9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474800" calcext:value-type="float">
            <text:p>2.15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512100" calcext:value-type="float">
            <text:p>2.65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3310500" calcext:value-type="float">
            <text:p>3.33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3038200" calcext:value-type="float">
            <text:p>3.30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97327200" calcext:value-type="float">
            <text:p>9.7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977500" calcext:value-type="float">
            <text:p>2.40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598200" calcext:value-type="float">
            <text:p>2.76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5313200" calcext:value-type="float">
            <text:p>3.53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4706800" calcext:value-type="float">
            <text:p>3.47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73486200" calcext:value-type="float">
            <text:p>7.3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349500" calcext:value-type="float">
            <text:p>2.63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5970500" calcext:value-type="float">
            <text:p>2.60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2176700" calcext:value-type="float">
            <text:p>3.22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0107900" calcext:value-type="float">
            <text:p>3.01E+007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table:style-name="ce1" office:value-type="float" office:value="16118100" calcext:value-type="float">
            <text:p>1.6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296340" calcext:value-type="float">
            <text:p>4.30E+006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0893.7" calcext:value-type="float">
            <text:p>90893.7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181308" calcext:value-type="float">
            <text:p>181308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452990" calcext:value-type="float">
            <text:p>452990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32.4471" calcext:value-type="float">
            <text:p>32.4471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3430990" calcext:value-type="float">
            <text:p>3.43E+006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60469" calcext:value-type="float">
            <text:p>0.0860469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0973201" calcext:value-type="float">
            <text:p>0.0973201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105478" calcext:value-type="float">
            <text:p>0.105478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37.8633" calcext:value-type="float">
            <text:p>37.863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35312" calcext:value-type="float">
            <text:p>0.13531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6387" calcext:value-type="float">
            <text:p>0.106387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14052" calcext:value-type="float">
            <text:p>0.114052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22088" calcext:value-type="float">
            <text:p>0.122088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39.3028" calcext:value-type="float">
            <text:p>39.302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51249" calcext:value-type="float">
            <text:p>0.15124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5749" calcext:value-type="float">
            <text:p>0.125749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29241" calcext:value-type="float">
            <text:p>0.129241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37174" calcext:value-type="float">
            <text:p>0.137174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40.7433" calcext:value-type="float">
            <text:p>40.743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71498" calcext:value-type="float">
            <text:p>0.1714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646" calcext:value-type="float">
            <text:p>0.150646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48251" calcext:value-type="float">
            <text:p>0.148251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5607" calcext:value-type="float">
            <text:p>0.155607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53.9878" calcext:value-type="float">
            <text:p>53.987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988955" calcext:value-type="float">
            <text:p>0.98895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5958" calcext:value-type="float">
            <text:p>0.185958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7193" calcext:value-type="float">
            <text:p>0.17193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248343" calcext:value-type="float">
            <text:p>0.248343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39.4227" calcext:value-type="float">
            <text:p>39.42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14343" calcext:value-type="float">
            <text:p>1.143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8316" calcext:value-type="float">
            <text:p>0.128316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1267" calcext:value-type="float">
            <text:p>0.131267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40314" calcext:value-type="float">
            <text:p>0.140314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2.72599" calcext:value-type="float">
            <text:p>2.7259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470968" calcext:value-type="float">
            <text:p>0.4709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9831" calcext:value-type="float">
            <text:p>0.0279831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11433" calcext:value-type="float">
            <text:p>0.0211433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45865" calcext:value-type="float">
            <text:p>0.0245865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41957" calcext:value-type="float">
            <text:p>0.41957</text:p>
          </table:table-cell>
          <table:table-cell table:number-columns-repeated="26"/>
        </table:table-row>
        <table:table-row table:style-name="ro1">
          <table:table-cell table:number-columns-repeated="24"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graph_generation</text:p>
          </table:table-cell>
          <table:table-cell office:value-type="float" office:value="0.06826" calcext:value-type="float">
            <text:p>0.06826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36352" calcext:value-type="float">
            <text:p>0.0136352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177982" calcext:value-type="float">
            <text:p>0.0177982</text:p>
          </table:table-cell>
          <table:table-cell table:number-columns-repeated="7"/>
          <table:table-cell office:value-type="string" calcext:value-type="string">
            <text:p>graph_generation</text:p>
          </table:table-cell>
          <table:table-cell office:value-type="float" office:value="0.0246129" calcext:value-type="float">
            <text:p>0.0246129</text:p>
          </table:table-cell>
          <table:table-cell table:number-columns-repeated="4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2859" calcext:value-type="float">
            <text:p>0.026285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onstruction_time</text:p>
          </table:table-cell>
          <table:table-cell office:value-type="float" office:value="0.0732479" calcext:value-type="float">
            <text:p>0.0732479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98197" calcext:value-type="float">
            <text:p>0.00198197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0423098" calcext:value-type="float">
            <text:p>0.00423098</text:p>
          </table:table-cell>
          <table:table-cell table:number-columns-repeated="7"/>
          <table:table-cell office:value-type="string" calcext:value-type="string">
            <text:p>construction_time</text:p>
          </table:table-cell>
          <table:table-cell office:value-type="float" office:value="0.012223" calcext:value-type="float">
            <text:p>0.012223</text:p>
          </table:table-cell>
          <table:table-cell table:number-columns-repeated="4"/>
          <table:table-cell office:value-type="string" calcext:value-type="string">
            <text:p>min_time</text:p>
          </table:table-cell>
          <table:table-cell office:value-type="float" office:value="0.00537896" calcext:value-type="float">
            <text:p>0.00537896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57934" calcext:value-type="float">
            <text:p>0.0579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6116" calcext:value-type="float">
            <text:p>0.000296116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27928" calcext:value-type="float">
            <text:p>0.000227928</text:p>
          </table:table-cell>
          <table:table-cell table:number-columns-repeated="7"/>
          <table:table-cell office:value-type="string" calcext:value-type="string">
            <text:p>min_time</text:p>
          </table:table-cell>
          <table:table-cell office:value-type="float" office:value="0.000236988" calcext:value-type="float">
            <text:p>0.000236988</text:p>
          </table:table-cell>
          <table:table-cell table:number-columns-repeated="4"/>
          <table:table-cell office:value-type="string" calcext:value-type="string">
            <text:p>firstquartile_time</text:p>
          </table:table-cell>
          <table:table-cell office:value-type="float" office:value="0.00546944" calcext:value-type="float">
            <text:p>0.0054694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303984" calcext:value-type="float">
            <text:p>0.00030398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6964" calcext:value-type="float">
            <text:p>0.000306964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 table:number-columns-repeated="7"/>
          <table:table-cell office:value-type="string" calcext:value-type="string">
            <text:p>firstquartile_time</text:p>
          </table:table-cell>
          <table:table-cell office:value-type="float" office:value="0.000250578" calcext:value-type="float">
            <text:p>0.000250578</text:p>
          </table:table-cell>
          <table:table-cell table:number-columns-repeated="4"/>
          <table:table-cell office:value-type="string" calcext:value-type="string">
            <text:p>median_time</text:p>
          </table:table-cell>
          <table:table-cell office:value-type="float" office:value="0.00552762" calcext:value-type="float">
            <text:p>0.0055276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5932" calcext:value-type="float">
            <text:p>0.0003359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4951" calcext:value-type="float">
            <text:p>0.000314951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57015" calcext:value-type="float">
            <text:p>0.000257015</text:p>
          </table:table-cell>
          <table:table-cell table:number-columns-repeated="7"/>
          <table:table-cell office:value-type="string" calcext:value-type="string">
            <text:p>median_time</text:p>
          </table:table-cell>
          <table:table-cell office:value-type="float" office:value="0.000280857" calcext:value-type="float">
            <text:p>0.000280857</text:p>
          </table:table-cell>
          <table:table-cell table:number-columns-repeated="4"/>
          <table:table-cell office:value-type="string" calcext:value-type="string">
            <text:p>thirdquartile_time</text:p>
          </table:table-cell>
          <table:table-cell office:value-type="float" office:value="0.00559545" calcext:value-type="float">
            <text:p>0.0055954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78489" calcext:value-type="float">
            <text:p>0.00037848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17574" calcext:value-type="float">
            <text:p>0.000317574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63929" calcext:value-type="float">
            <text:p>0.000263929</text:p>
          </table:table-cell>
          <table:table-cell table:number-columns-repeated="7"/>
          <table:table-cell office:value-type="string" calcext:value-type="string">
            <text:p>thirdquartile_time</text:p>
          </table:table-cell>
          <table:table-cell office:value-type="float" office:value="0.000288486" calcext:value-type="float">
            <text:p>0.000288486</text:p>
          </table:table-cell>
          <table:table-cell table:number-columns-repeated="4"/>
          <table:table-cell office:value-type="string" calcext:value-type="string">
            <text:p>max_time</text:p>
          </table:table-cell>
          <table:table-cell office:value-type="float" office:value="0.00678015" calcext:value-type="float">
            <text:p>0.0067801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9196" calcext:value-type="float">
            <text:p>0.0003919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3071" calcext:value-type="float">
            <text:p>0.000333071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293016" calcext:value-type="float">
            <text:p>0.000293016</text:p>
          </table:table-cell>
          <table:table-cell table:number-columns-repeated="7"/>
          <table:table-cell office:value-type="string" calcext:value-type="string">
            <text:p>max_time</text:p>
          </table:table-cell>
          <table:table-cell office:value-type="float" office:value="0.000498056" calcext:value-type="float">
            <text:p>0.000498056</text:p>
          </table:table-cell>
          <table:table-cell table:number-columns-repeated="4"/>
          <table:table-cell office:value-type="string" calcext:value-type="string">
            <text:p>mean_time</text:p>
          </table:table-cell>
          <table:table-cell office:value-type="float" office:value="0.00557211" calcext:value-type="float">
            <text:p>0.0055721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9299" calcext:value-type="float">
            <text:p>0.0192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3073" calcext:value-type="float">
            <text:p>0.000313073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5503" calcext:value-type="float">
            <text:p>0.00025503</text:p>
          </table:table-cell>
          <table:table-cell table:number-columns-repeated="7"/>
          <table:table-cell office:value-type="string" calcext:value-type="string">
            <text:p>mean_time</text:p>
          </table:table-cell>
          <table:table-cell office:value-type="float" office:value="0.000274736" calcext:value-type="float">
            <text:p>0.000274736</text:p>
          </table:table-cell>
          <table:table-cell table:number-columns-repeated="4"/>
          <table:table-cell office:value-type="string" calcext:value-type="string">
            <text:p>stddev_time</text:p>
          </table:table-cell>
          <table:table-cell office:value-type="float" office:value="0.000190214" calcext:value-type="float">
            <text:p>0.00019021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692263" calcext:value-type="float">
            <text:p>0.00069226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86901" calcext:value-type="float">
            <text:p>8.69E-006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127008" calcext:value-type="float">
            <text:p>1.27E-005</text:p>
          </table:table-cell>
          <table:table-cell table:number-columns-repeated="7"/>
          <table:table-cell office:value-type="string" calcext:value-type="string">
            <text:p>stddev_time</text:p>
          </table:table-cell>
          <table:table-cell table:style-name="ce1" office:value-type="float" office:value="0.0000347562" calcext:value-type="float">
            <text:p>3.48E-005</text:p>
          </table:table-cell>
          <table:table-cell table:number-columns-repeated="4"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37402" calcext:value-type="float">
            <text:p>0.002374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7"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4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n_TEPS</text:p>
          </table:table-cell>
          <table:table-cell table:style-name="ce1" office:value-type="float" office:value="77326500" calcext:value-type="float">
            <text:p>7.73E+007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595400" calcext:value-type="float">
            <text:p>2.46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27957500" calcext:value-type="float">
            <text:p>2.80E+007</text:p>
          </table:table-cell>
          <table:table-cell table:number-columns-repeated="7"/>
          <table:table-cell office:value-type="string" calcext:value-type="string">
            <text:p>min_TEPS</text:p>
          </table:table-cell>
          <table:table-cell table:style-name="ce1" office:value-type="float" office:value="16447900" calcext:value-type="float">
            <text:p>1.64E+007</text:p>
          </table:table-cell>
          <table:table-cell table:style-name="ce1"/>
          <table:table-cell table:number-columns-repeated="3"/>
          <table:table-cell office:value-type="string" calcext:value-type="string">
            <text:p>firstquartile_TEPS</text:p>
          </table:table-cell>
          <table:table-cell table:style-name="ce1" office:value-type="float" office:value="93698500" calcext:value-type="float">
            <text:p>9.37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424477" calcext:value-type="float">
            <text:p>42447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795600" calcext:value-type="float">
            <text:p>2.58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31038600" calcext:value-type="float">
            <text:p>3.10E+007</text:p>
          </table:table-cell>
          <table:table-cell table:number-columns-repeated="7"/>
          <table:table-cell office:value-type="string" calcext:value-type="string">
            <text:p>firstquartile_TEPS</text:p>
          </table:table-cell>
          <table:table-cell table:style-name="ce1" office:value-type="float" office:value="28396500" calcext:value-type="float">
            <text:p>2.84E+007</text:p>
          </table:table-cell>
          <table:table-cell table:number-columns-repeated="4"/>
          <table:table-cell office:value-type="string" calcext:value-type="string">
            <text:p>median_TEPS</text:p>
          </table:table-cell>
          <table:table-cell table:style-name="ce1" office:value-type="float" office:value="94848300" calcext:value-type="float">
            <text:p>9.48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900100" calcext:value-type="float">
            <text:p>2.09E+007</text:p>
          </table:table-cell>
          <table:table-cell table:style-name="ce1"/>
          <table:table-cell table:number-columns-repeated="2"/>
          <table:table-cell table:style-name="ce1"/>
          <table:table-cell table:number-columns-repeated="22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010400" calcext:value-type="float">
            <text:p>2.60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31873600" calcext:value-type="float">
            <text:p>3.19E+007</text:p>
          </table:table-cell>
          <table:table-cell table:number-columns-repeated="7"/>
          <table:table-cell office:value-type="string" calcext:value-type="string">
            <text:p>median_TEPS</text:p>
          </table:table-cell>
          <table:table-cell table:style-name="ce1" office:value-type="float" office:value="29167900" calcext:value-type="float">
            <text:p>2.92E+007</text:p>
          </table:table-cell>
          <table:table-cell table:number-columns-repeated="4"/>
          <table:table-cell office:value-type="string" calcext:value-type="string">
            <text:p>thirdquartile_TEPS</text:p>
          </table:table-cell>
          <table:table-cell table:style-name="ce1" office:value-type="float" office:value="95857100" calcext:value-type="float">
            <text:p>9.5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643900" calcext:value-type="float">
            <text:p>2.16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687200" calcext:value-type="float">
            <text:p>2.67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3165800" calcext:value-type="float">
            <text:p>3.32E+007</text:p>
          </table:table-cell>
          <table:table-cell table:number-columns-repeated="7"/>
          <table:table-cell office:value-type="string" calcext:value-type="string">
            <text:p>thirdquartile_TEPS</text:p>
          </table:table-cell>
          <table:table-cell table:style-name="ce1" office:value-type="float" office:value="32692400" calcext:value-type="float">
            <text:p>3.27E+007</text:p>
          </table:table-cell>
          <table:table-cell table:number-columns-repeated="4"/>
          <table:table-cell office:value-type="string" calcext:value-type="string">
            <text:p>max_TEPS</text:p>
          </table:table-cell>
          <table:table-cell table:style-name="ce1" office:value-type="float" office:value="97469600" calcext:value-type="float">
            <text:p>9.7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4385900" calcext:value-type="float">
            <text:p>2.44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664800" calcext:value-type="float">
            <text:p>2.77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5941100" calcext:value-type="float">
            <text:p>3.59E+007</text:p>
          </table:table-cell>
          <table:table-cell table:number-columns-repeated="7"/>
          <table:table-cell office:value-type="string" calcext:value-type="string">
            <text:p>max_TEPS</text:p>
          </table:table-cell>
          <table:table-cell table:style-name="ce1" office:value-type="float" office:value="34567100" calcext:value-type="float">
            <text:p>3.46E+007</text:p>
          </table:table-cell>
          <table:table-cell table:number-columns-repeated="4"/>
          <table:table-cell office:value-type="string" calcext:value-type="string">
            <text:p>harmonic_mean_TEPS</text:p>
          </table:table-cell>
          <table:table-cell table:style-name="ce1" office:value-type="float" office:value="94090900" calcext:value-type="float">
            <text:p>9.4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948800" calcext:value-type="float">
            <text:p>2.69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166400" calcext:value-type="float">
            <text:p>2.62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32121800" calcext:value-type="float">
            <text:p>3.21E+007</text:p>
          </table:table-cell>
          <table:table-cell table:number-columns-repeated="7"/>
          <table:table-cell office:value-type="string" calcext:value-type="string">
            <text:p>harmonic_mean_TEPS</text:p>
          </table:table-cell>
          <table:table-cell table:style-name="ce1" office:value-type="float" office:value="29817700" calcext:value-type="float">
            <text:p>2.98E+007</text:p>
          </table:table-cell>
          <table:table-cell table:number-columns-repeated="4"/>
          <table:table-cell office:value-type="string" calcext:value-type="string">
            <text:p>harmonic_stddev_TEPS</text:p>
          </table:table-cell>
          <table:table-cell office:value-type="float" office:value="404669" calcext:value-type="float">
            <text:p>404669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833600" calcext:value-type="float">
            <text:p>1.18E+007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1506.5" calcext:value-type="float">
            <text:p>91506.5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201544" calcext:value-type="float">
            <text:p>201544</text:p>
          </table:table-cell>
          <table:table-cell table:number-columns-repeated="7"/>
          <table:table-cell office:value-type="string" calcext:value-type="string">
            <text:p>harmonic_stddev_TEPS</text:p>
          </table:table-cell>
          <table:table-cell office:value-type="float" office:value="475248" calcext:value-type="float">
            <text:p>475248</text:p>
          </table:table-cell>
          <table:table-cell table:number-columns-repeated="4"/>
          <table:table-cell office:value-type="string" calcext:value-type="string">
            <text:p>min_validate</text:p>
          </table:table-cell>
          <table:table-cell office:value-type="float" office:value="32.7135" calcext:value-type="float">
            <text:p>32.7135</text:p>
          </table:table-cell>
          <table:table-cell/>
          <table:table-cell office:value-type="string" calcext:value-type="string">
            <text:p>harmonic_stddev_TEPS</text:p>
          </table:table-cell>
          <table:table-cell table:style-name="ce1" office:value-type="float" office:value="5112830" calcext:value-type="float">
            <text:p>5.11E+006</text:p>
          </table:table-cell>
          <table:table-cell table:style-name="ce1"/>
          <table:table-cell table:number-columns-repeated="25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49411" calcext:value-type="float">
            <text:p>0.0849411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0970378" calcext:value-type="float">
            <text:p>0.0970378</text:p>
          </table:table-cell>
          <table:table-cell table:number-columns-repeated="7"/>
          <table:table-cell office:value-type="string" calcext:value-type="string">
            <text:p>min_validate</text:p>
          </table:table-cell>
          <table:table-cell office:value-type="float" office:value="0.104584" calcext:value-type="float">
            <text:p>0.104584</text:p>
          </table:table-cell>
          <table:table-cell table:number-columns-repeated="4"/>
          <table:table-cell office:value-type="string" calcext:value-type="string">
            <text:p>firstquartile_validate</text:p>
          </table:table-cell>
          <table:table-cell office:value-type="float" office:value="38.2801" calcext:value-type="float">
            <text:p>38.280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3162" calcext:value-type="float">
            <text:p>0.1131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3073" calcext:value-type="float">
            <text:p>0.103073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14467" calcext:value-type="float">
            <text:p>0.114467</text:p>
          </table:table-cell>
          <table:table-cell table:number-columns-repeated="7"/>
          <table:table-cell office:value-type="string" calcext:value-type="string">
            <text:p>firstquartile_validate</text:p>
          </table:table-cell>
          <table:table-cell office:value-type="float" office:value="0.120274" calcext:value-type="float">
            <text:p>0.120274</text:p>
          </table:table-cell>
          <table:table-cell table:number-columns-repeated="4"/>
          <table:table-cell office:value-type="string" calcext:value-type="string">
            <text:p>median_validate</text:p>
          </table:table-cell>
          <table:table-cell office:value-type="float" office:value="39.1393" calcext:value-type="float">
            <text:p>39.139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30064" calcext:value-type="float">
            <text:p>0.13006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376" calcext:value-type="float">
            <text:p>0.12376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29148" calcext:value-type="float">
            <text:p>0.129148</text:p>
          </table:table-cell>
          <table:table-cell table:number-columns-repeated="7"/>
          <table:table-cell office:value-type="string" calcext:value-type="string">
            <text:p>median_validate</text:p>
          </table:table-cell>
          <table:table-cell office:value-type="float" office:value="0.135701" calcext:value-type="float">
            <text:p>0.135701</text:p>
          </table:table-cell>
          <table:table-cell table:number-columns-repeated="4"/>
          <table:table-cell office:value-type="string" calcext:value-type="string">
            <text:p>thirdquartile_validate</text:p>
          </table:table-cell>
          <table:table-cell office:value-type="float" office:value="40.6546" calcext:value-type="float">
            <text:p>40.654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46599" calcext:value-type="float">
            <text:p>0.1465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1003" calcext:value-type="float">
            <text:p>0.151003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2084" calcext:value-type="float">
            <text:p>0.152084</text:p>
          </table:table-cell>
          <table:table-cell table:number-columns-repeated="7"/>
          <table:table-cell office:value-type="string" calcext:value-type="string">
            <text:p>thirdquartile_validate</text:p>
          </table:table-cell>
          <table:table-cell office:value-type="float" office:value="0.155321" calcext:value-type="float">
            <text:p>0.155321</text:p>
          </table:table-cell>
          <table:table-cell table:number-columns-repeated="4"/>
          <table:table-cell office:value-type="string" calcext:value-type="string">
            <text:p>max_validate</text:p>
          </table:table-cell>
          <table:table-cell office:value-type="float" office:value="42.9787" calcext:value-type="float">
            <text:p>42.978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167292" calcext:value-type="float">
            <text:p>0.1672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1518" calcext:value-type="float">
            <text:p>0.181518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81843" calcext:value-type="float">
            <text:p>0.181843</text:p>
          </table:table-cell>
          <table:table-cell table:number-columns-repeated="7"/>
          <table:table-cell office:value-type="string" calcext:value-type="string">
            <text:p>max_validate</text:p>
          </table:table-cell>
          <table:table-cell office:value-type="float" office:value="0.176762" calcext:value-type="float">
            <text:p>0.176762</text:p>
          </table:table-cell>
          <table:table-cell table:number-columns-repeated="4"/>
          <table:table-cell office:value-type="string" calcext:value-type="string">
            <text:p>mean_validate</text:p>
          </table:table-cell>
          <table:table-cell office:value-type="float" office:value="39.307" calcext:value-type="float">
            <text:p>39.30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188211" calcext:value-type="float">
            <text:p>0.1882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6677" calcext:value-type="float">
            <text:p>0.126677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3019" calcext:value-type="float">
            <text:p>0.133019</text:p>
          </table:table-cell>
          <table:table-cell table:number-columns-repeated="7"/>
          <table:table-cell office:value-type="string" calcext:value-type="string">
            <text:p>mean_validate</text:p>
          </table:table-cell>
          <table:table-cell office:value-type="float" office:value="0.138314" calcext:value-type="float">
            <text:p>0.138314</text:p>
          </table:table-cell>
          <table:table-cell table:number-columns-repeated="4"/>
          <table:table-cell office:value-type="string" calcext:value-type="string">
            <text:p>stddev_validate</text:p>
          </table:table-cell>
          <table:table-cell office:value-type="float" office:value="2.08479" calcext:value-type="float">
            <text:p>2.0847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147757" calcext:value-type="float">
            <text:p>0.14775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7807" calcext:value-type="float">
            <text:p>0.0277807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35555" calcext:value-type="float">
            <text:p>0.0235555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11819" calcext:value-type="float">
            <text:p>0.0211819</text:p>
          </table:table-cell>
          <table:table-cell table:number-columns-repeated="7"/>
          <table:table-cell office:value-type="string" calcext:value-type="string">
            <text:p>stddev_validate</text:p>
          </table:table-cell>
          <table:table-cell office:value-type="float" office:value="0.0213321" calcext:value-type="float">
            <text:p>0.0213321</text:p>
          </table:table-cell>
          <table:table-cell table:number-columns-repeated="26"/>
        </table:table-row>
        <table:table-row table:style-name="ro1">
          <table:table-cell table:number-columns-repeated="55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4215" calcext:value-type="float">
            <text:p>0.01421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184894" calcext:value-type="float">
            <text:p>0.0018489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397" calcext:value-type="float">
            <text:p>0.0002939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07918" calcext:value-type="float">
            <text:p>0.00030791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13044" calcext:value-type="float">
            <text:p>0.00031304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19481" calcext:value-type="float">
            <text:p>0.00031948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34978" calcext:value-type="float">
            <text:p>0.00033497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13062" calcext:value-type="float">
            <text:p>0.00031306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860274" calcext:value-type="float">
            <text:p>8.60E-00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24455300" calcext:value-type="float">
            <text:p>2.45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25641600" calcext:value-type="float">
            <text:p>2.56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26168900" calcext:value-type="float">
            <text:p>2.62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26604500" calcext:value-type="float">
            <text:p>2.66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27866800" calcext:value-type="float">
            <text:p>2.79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26167300" calcext:value-type="float">
            <text:p>2.62E+00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90593.1" calcext:value-type="float">
            <text:p>90593.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55789" calcext:value-type="float">
            <text:p>0.0855789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03744" calcext:value-type="float">
            <text:p>0.10374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25827" calcext:value-type="float">
            <text:p>0.12582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150306" calcext:value-type="float">
            <text:p>0.15030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186185" calcext:value-type="float">
            <text:p>0.18618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27517" calcext:value-type="float">
            <text:p>0.12751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279583" calcext:value-type="float">
            <text:p>0.0279583</text:p>
          </table:table-cell>
          <table:table-cell table:number-columns-repeated="53"/>
        </table:table-row>
        <table:table-row table:style-name="ro1" table:number-rows-repeated="1048330">
          <table:table-cell table:number-columns-repeated="55"/>
        </table:table-row>
        <table:table-row table:style-name="ro1">
          <table:table-cell table:number-columns-repeated="5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15:53:59.4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3:03:22.411193653</meta:creation-date>
    <dc:date>2015-07-08T16:11:34.725000000</dc:date>
    <meta:editing-duration>PT10H55M29S</meta:editing-duration>
    <meta:editing-cycles>14</meta:editing-cycles>
    <meta:generator>LibreOffice/4.3.5.2$Windows_x86 LibreOffice_project/3a87456aaa6a95c63eea1c1b3201acedf0751bd5</meta:generator>
    <meta:document-statistic meta:table-count="2" meta:cell-count="356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06cm" svg:y="0.316cm" chart:style-name="ch2">
          <text:p>Scale VS TEPS with validation</text:p>
        </chart:title>
        <chart:legend chart:legend-position="end" svg:x="13.201cm" svg:y="3.454cm" style:legend-expansion="high" chart:style-name="ch3"/>
        <chart:plot-area chart:style-name="ch4" table:cell-range-address="Sheet1.AK4:Sheet1.AO6 Sheet1.AL3:Sheet1.AO3" chart:data-source-has-labels="row" svg:x="1.331cm" svg:y="1.275cm" svg:width="11.55cm" svg:height="6.564cm">
          <chartooo:coordinate-region svg:x="3.249cm" svg:y="1.474cm" svg:width="9.445cm" svg:height="5.718cm"/>
          <chart:axis chart:dimension="x" chart:name="primary-x" chart:style-name="ch5">
            <chart:title svg:x="6.639cm" svg:y="8.019cm" chart:style-name="ch6">
              <text:p>Scale</text:p>
            </chart:title>
          </chart:axis>
          <chart:axis chart:dimension="y" chart:name="primary-y" chart:style-name="ch5">
            <chart:title svg:x="0.451cm" svg:y="4.985cm" chart:style-name="ch7">
              <text:p>Teps</text:p>
            </chart:title>
            <chart:grid chart:style-name="ch8" chart:class="major"/>
          </chart:axis>
          <chart:series chart:style-name="ch9" chart:values-cell-range-address="Sheet1.AL4:Sheet1.AL6" chart:label-cell-address="Sheet1.AL3:Sheet1.AL3" chart:class="chart:scatter">
            <chart:domain table:cell-range-address="Sheet1.AK4:Sheet1.AK6"/>
            <chart:data-point chart:repeated="3"/>
          </chart:series>
          <chart:series chart:style-name="ch10" chart:values-cell-range-address="Sheet1.AM4:Sheet1.AM6" chart:label-cell-address="Sheet1.AM3:Sheet1.AM3" chart:class="chart:scatter">
            <chart:data-point chart:repeated="3"/>
          </chart:series>
          <chart:series chart:style-name="ch11" chart:values-cell-range-address="Sheet1.AN4:Sheet1.AN6" chart:label-cell-address="Sheet1.AN3:Sheet1.AN3" chart:class="chart:scatter">
            <chart:data-point chart:repeated="3"/>
          </chart:series>
          <chart:series chart:style-name="ch12" chart:values-cell-range-address="Sheet1.AO4:Sheet1.AO6" chart:label-cell-address="Sheet1.AO3:Sheet1.AO3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K</text:p>
              </table:table-cell>
              <table:table-cell office:value-type="string">
                <text:p>Nodes 2</text:p>
                <draw:g>
                  <svg:desc>Sheet1.AL3:Sheet1.AL3</svg:desc>
                </draw:g>
              </table:table-cell>
              <table:table-cell office:value-type="string">
                <text:p>Nodes 4</text:p>
                <draw:g>
                  <svg:desc>Sheet1.AM3:Sheet1.AM3</svg:desc>
                </draw:g>
              </table:table-cell>
              <table:table-cell office:value-type="string">
                <text:p>Node 8</text:p>
                <draw:g>
                  <svg:desc>Sheet1.AN3:Sheet1.AN3</svg:desc>
                </draw:g>
              </table:table-cell>
              <table:table-cell office:value-type="string">
                <text:p>Nodes 16</text:p>
                <draw:g>
                  <svg:desc>Sheet1.AO3:Sheet1.A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AK4:Sheet1.AK6</svg:desc>
                </draw:g>
              </table:table-cell>
              <table:table-cell office:value-type="float" office:value="27624457.1428571">
                <text:p>27624457.1428571</text:p>
                <draw:g>
                  <svg:desc>Sheet1.AL4:Sheet1.AL6</svg:desc>
                </draw:g>
              </table:table-cell>
              <table:table-cell office:value-type="float" office:value="35781233.3333333">
                <text:p>35781233.3333333</text:p>
                <draw:g>
                  <svg:desc>Sheet1.AM4:Sheet1.AM6</svg:desc>
                </draw:g>
              </table:table-cell>
              <table:table-cell office:value-type="float" office:value="34872283.3333333">
                <text:p>34872283.3333333</text:p>
                <draw:g>
                  <svg:desc>Sheet1.AN4:Sheet1.AN6</svg:desc>
                </draw:g>
              </table:table-cell>
              <table:table-cell office:value-type="float" office:value="26332900">
                <text:p>26332900</text:p>
                <draw:g>
                  <svg:desc>Sheet1.AO4:Sheet1.A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1413266.6666667">
                <text:p>31413266.6666667</text:p>
              </table:table-cell>
              <table:table-cell office:value-type="float" office:value="46609866.6666667">
                <text:p>46609866.6666667</text:p>
              </table:table-cell>
              <table:table-cell office:value-type="float" office:value="66620533.3333333">
                <text:p>66620533.3333333</text:p>
              </table:table-cell>
              <table:table-cell office:value-type="float" office:value="58819175">
                <text:p>58819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639533.3333333">
                <text:p>21639533.3333333</text:p>
              </table:table-cell>
              <table:table-cell office:value-type="float" office:value="36158533.3333333">
                <text:p>36158533.3333333</text:p>
              </table:table-cell>
              <table:table-cell office:value-type="float" office:value="92776383.3333333">
                <text:p>92776383.3333333</text:p>
              </table:table-cell>
              <table:table-cell office:value-type="float" office:value="134108800">
                <text:p>134108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7cm" svg:height="9.006cm" xlink:href=".." xlink:type="simple" chart:class="chart:scatter" chart:style-name="ch1">
        <chart:title svg:x="4.9cm" svg:y="0.316cm" chart:style-name="ch2">
          <text:p>NODES vs TEPS with validation</text:p>
        </chart:title>
        <chart:legend chart:legend-position="end" svg:x="13.334cm" svg:y="3.706cm" style:legend-expansion="high" chart:style-name="ch3"/>
        <chart:plot-area chart:style-name="ch4" table:cell-range-address="Sheet1.AQ4:Sheet1.AT7 Sheet1.AR3:Sheet1.AT3" chart:data-source-has-labels="row" svg:x="1.331cm" svg:y="1.275cm" svg:width="11.683cm" svg:height="6.57cm">
          <chartooo:coordinate-region svg:x="3.249cm" svg:y="1.474cm" svg:width="9.578cm" svg:height="5.724cm"/>
          <chart:axis chart:dimension="x" chart:name="primary-x" chart:style-name="ch5">
            <chart:title svg:x="6.625cm" svg:y="8.025cm" chart:style-name="ch6">
              <text:p>Nodes</text:p>
            </chart:title>
          </chart:axis>
          <chart:axis chart:dimension="y" chart:name="primary-y" chart:style-name="ch5">
            <chart:title svg:x="0.451cm" svg:y="5.027cm" chart:style-name="ch7">
              <text:p>TEPS</text:p>
            </chart:title>
            <chart:grid chart:style-name="ch8" chart:class="major"/>
          </chart:axis>
          <chart:series chart:style-name="ch9" chart:values-cell-range-address="Sheet1.AR4:Sheet1.AR7" chart:label-cell-address="Sheet1.AR3:Sheet1.AR3" chart:class="chart:scatter">
            <chart:domain table:cell-range-address="Sheet1.AQ4:Sheet1.AQ7"/>
            <chart:data-point chart:repeated="4"/>
          </chart:series>
          <chart:series chart:style-name="ch10" chart:values-cell-range-address="Sheet1.AS4:Sheet1.AS7" chart:label-cell-address="Sheet1.AS3:Sheet1.AS3" chart:class="chart:scatter">
            <chart:data-point chart:repeated="4"/>
          </chart:series>
          <chart:series chart:style-name="ch11" chart:values-cell-range-address="Sheet1.AT4:Sheet1.AT7" chart:label-cell-address="Sheet1.AT3:Sheet1.AT3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Q</text:p>
              </table:table-cell>
              <table:table-cell office:value-type="string">
                <text:p>Scale 9</text:p>
                <draw:g>
                  <svg:desc>Sheet1.AR3:Sheet1.AR3</svg:desc>
                </draw:g>
              </table:table-cell>
              <table:table-cell office:value-type="string">
                <text:p>Scale 12</text:p>
                <draw:g>
                  <svg:desc>Sheet1.AS3:Sheet1.AS3</svg:desc>
                </draw:g>
              </table:table-cell>
              <table:table-cell office:value-type="string">
                <text:p>Scale 15</text:p>
                <draw:g>
                  <svg:desc>Sheet1.AT3:Sheet1.AT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Q4:Sheet1.AQ7</svg:desc>
                </draw:g>
              </table:table-cell>
              <table:table-cell office:value-type="float" office:value="27624457.1428571">
                <text:p>27624457.1428571</text:p>
                <draw:g>
                  <svg:desc>Sheet1.AR4:Sheet1.AR7</svg:desc>
                </draw:g>
              </table:table-cell>
              <table:table-cell office:value-type="float" office:value="31413266.6666667">
                <text:p>31413266.6666667</text:p>
                <draw:g>
                  <svg:desc>Sheet1.AS4:Sheet1.AS7</svg:desc>
                </draw:g>
              </table:table-cell>
              <table:table-cell office:value-type="float" office:value="21639533.3333333">
                <text:p>21639533.3333333</text:p>
                <draw:g>
                  <svg:desc>Sheet1.AT4:Sheet1.AT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781233.3333333">
                <text:p>35781233.3333333</text:p>
              </table:table-cell>
              <table:table-cell office:value-type="float" office:value="46609866.6666667">
                <text:p>46609866.6666667</text:p>
              </table:table-cell>
              <table:table-cell office:value-type="float" office:value="36158533.3333333">
                <text:p>36158533.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4872283.3333333">
                <text:p>34872283.3333333</text:p>
              </table:table-cell>
              <table:table-cell office:value-type="float" office:value="66620533.3333333">
                <text:p>66620533.3333333</text:p>
              </table:table-cell>
              <table:table-cell office:value-type="float" office:value="92776383.3333333">
                <text:p>92776383.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6332900">
                <text:p>26332900</text:p>
              </table:table-cell>
              <table:table-cell office:value-type="float" office:value="58819175">
                <text:p>58819175</text:p>
              </table:table-cell>
              <table:table-cell office:value-type="float" office:value="134108800">
                <text:p>1341088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56cm" svg:y="0.316cm" chart:style-name="ch2">
          <text:p>Validation vs no validation</text:p>
        </chart:title>
        <chart:legend chart:legend-position="end" svg:x="11.111cm" svg:y="2.956cm" style:legend-expansion="high" chart:style-name="ch3"/>
        <chart:plot-area chart:style-name="ch4" table:cell-range-address="Sheet1.AK30:Sheet1.AQ33 Sheet1.AL29:Sheet1.AQ29" chart:data-source-has-labels="row" svg:x="1.331cm" svg:y="1.275cm" svg:width="9.46cm" svg:height="6.564cm">
          <chartooo:coordinate-region svg:x="3.249cm" svg:y="1.475cm" svg:width="7.355cm" svg:height="5.717cm"/>
          <chart:axis chart:dimension="x" chart:name="primary-x" chart:style-name="ch5">
            <chart:title svg:x="5.514cm" svg:y="8.019cm" chart:style-name="ch6">
              <text:p>Nodes</text:p>
            </chart:title>
          </chart:axis>
          <chart:axis chart:dimension="y" chart:name="primary-y" chart:style-name="ch5">
            <chart:title svg:x="0.451cm" svg:y="4.985cm" chart:style-name="ch7">
              <text:p>Teps</text:p>
            </chart:title>
            <chart:grid chart:style-name="ch8" chart:class="major"/>
          </chart:axis>
          <chart:series chart:style-name="ch9" chart:values-cell-range-address="Sheet1.AL30:Sheet1.AL33" chart:label-cell-address="Sheet1.AL29:Sheet1.AL29" chart:class="chart:scatter">
            <chart:domain table:cell-range-address="Sheet1.AK30:Sheet1.AK33"/>
            <chart:data-point chart:repeated="4"/>
          </chart:series>
          <chart:series chart:style-name="ch10" chart:values-cell-range-address="Sheet1.AM30:Sheet1.AM33" chart:label-cell-address="Sheet1.AM29:Sheet1.AM29" chart:class="chart:scatter">
            <chart:data-point chart:repeated="4"/>
          </chart:series>
          <chart:series chart:style-name="ch11" chart:values-cell-range-address="Sheet1.AN30:Sheet1.AN33" chart:label-cell-address="Sheet1.AN29:Sheet1.AN29" chart:class="chart:scatter">
            <chart:data-point chart:repeated="4"/>
          </chart:series>
          <chart:series chart:style-name="ch12" chart:values-cell-range-address="Sheet1.AO30:Sheet1.AO33" chart:label-cell-address="Sheet1.AO29:Sheet1.AO29" chart:class="chart:scatter">
            <chart:data-point chart:repeated="4"/>
          </chart:series>
          <chart:series chart:style-name="ch13" chart:values-cell-range-address="Sheet1.AP30:Sheet1.AP33" chart:label-cell-address="Sheet1.AP29:Sheet1.AP29" chart:class="chart:scatter">
            <chart:data-point chart:repeated="4"/>
          </chart:series>
          <chart:series chart:style-name="ch14" chart:values-cell-range-address="Sheet1.AQ30:Sheet1.AQ33" chart:label-cell-address="Sheet1.AQ29:Sheet1.AQ29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K</text:p>
              </table:table-cell>
              <table:table-cell office:value-type="string">
                <text:p>Scale 9 (no validation)</text:p>
                <draw:g>
                  <svg:desc>Sheet1.AL29:Sheet1.AL29</svg:desc>
                </draw:g>
              </table:table-cell>
              <table:table-cell office:value-type="string">
                <text:p>Scale 9 (validation)</text:p>
                <draw:g>
                  <svg:desc>Sheet1.AM29:Sheet1.AM29</svg:desc>
                </draw:g>
              </table:table-cell>
              <table:table-cell office:value-type="string">
                <text:p>Scale 12 (no validation)</text:p>
                <draw:g>
                  <svg:desc>Sheet1.AN29:Sheet1.AN29</svg:desc>
                </draw:g>
              </table:table-cell>
              <table:table-cell office:value-type="string">
                <text:p>Scale 12 (validation)</text:p>
                <draw:g>
                  <svg:desc>Sheet1.AO29:Sheet1.AO29</svg:desc>
                </draw:g>
              </table:table-cell>
              <table:table-cell office:value-type="string">
                <text:p>Scale 15 (no validation)</text:p>
                <draw:g>
                  <svg:desc>Sheet1.AP29:Sheet1.AP29</svg:desc>
                </draw:g>
              </table:table-cell>
              <table:table-cell office:value-type="string">
                <text:p>Scale 15 (validation)</text:p>
                <draw:g>
                  <svg:desc>Sheet1.AQ29:Sheet1.A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K30:Sheet1.AK33</svg:desc>
                </draw:g>
              </table:table-cell>
              <table:table-cell office:value-type="float" office:value="30113700">
                <text:p>30113700</text:p>
                <draw:g>
                  <svg:desc>Sheet1.AL30:Sheet1.AL33</svg:desc>
                </draw:g>
              </table:table-cell>
              <table:table-cell office:value-type="float" office:value="27624457.1428571">
                <text:p>27624457.1428571</text:p>
                <draw:g>
                  <svg:desc>Sheet1.AM30:Sheet1.AM33</svg:desc>
                </draw:g>
              </table:table-cell>
              <table:table-cell office:value-type="float" office:value="34099700">
                <text:p>34099700</text:p>
                <draw:g>
                  <svg:desc>Sheet1.AN30:Sheet1.AN33</svg:desc>
                </draw:g>
              </table:table-cell>
              <table:table-cell office:value-type="float" office:value="31413266.6666667">
                <text:p>31413266.6666667</text:p>
                <draw:g>
                  <svg:desc>Sheet1.AO30:Sheet1.AO33</svg:desc>
                </draw:g>
              </table:table-cell>
              <table:table-cell office:value-type="float" office:value="41331900">
                <text:p>41331900</text:p>
                <draw:g>
                  <svg:desc>Sheet1.AP30:Sheet1.AP33</svg:desc>
                </draw:g>
              </table:table-cell>
              <table:table-cell office:value-type="float" office:value="21639533.3333333">
                <text:p>21639533.3333333</text:p>
                <draw:g>
                  <svg:desc>Sheet1.AQ30:Sheet1.AQ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9585000">
                <text:p>39585000</text:p>
              </table:table-cell>
              <table:table-cell office:value-type="float" office:value="35781233.3333333">
                <text:p>35781233.3333333</text:p>
              </table:table-cell>
              <table:table-cell office:value-type="float" office:value="48694000">
                <text:p>48694000</text:p>
              </table:table-cell>
              <table:table-cell office:value-type="float" office:value="46609866.6666667">
                <text:p>46609866.6666667</text:p>
              </table:table-cell>
              <table:table-cell office:value-type="float" office:value="67984400">
                <text:p>67984400</text:p>
              </table:table-cell>
              <table:table-cell office:value-type="float" office:value="36158533.3333333">
                <text:p>36158533.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1800200">
                <text:p>41800200</text:p>
              </table:table-cell>
              <table:table-cell office:value-type="float" office:value="34872283.3333333">
                <text:p>34872283.3333333</text:p>
              </table:table-cell>
              <table:table-cell office:value-type="float" office:value="71769700">
                <text:p>71769700</text:p>
              </table:table-cell>
              <table:table-cell office:value-type="float" office:value="66620533.3333333">
                <text:p>66620533.3333333</text:p>
              </table:table-cell>
              <table:table-cell office:value-type="float" office:value="122154000">
                <text:p>122154000</text:p>
              </table:table-cell>
              <table:table-cell office:value-type="float" office:value="92776383.3333333">
                <text:p>92776383.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1522700">
                <text:p>31522700</text:p>
              </table:table-cell>
              <table:table-cell office:value-type="float" office:value="26332900">
                <text:p>26332900</text:p>
              </table:table-cell>
              <table:table-cell office:value-type="float" office:value="89159200">
                <text:p>89159200</text:p>
              </table:table-cell>
              <table:table-cell office:value-type="float" office:value="58819175">
                <text:p>58819175</text:p>
              </table:table-cell>
              <table:table-cell office:value-type="float" office:value="196219000">
                <text:p>196219000</text:p>
              </table:table-cell>
              <table:table-cell office:value-type="float" office:value="134108800">
                <text:p>1341088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6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63cm" svg:y="0.316cm" chart:style-name="ch2">
          <text:p>Validation vs no validation function of Scale</text:p>
        </chart:title>
        <chart:legend chart:legend-position="end" svg:x="11.005cm" svg:y="2.458cm" style:legend-expansion="high" chart:style-name="ch3"/>
        <chart:plot-area chart:style-name="ch4" table:cell-range-address="Sheet1.AK16:Sheet1.AS19" chart:data-source-has-labels="row" svg:x="1.331cm" svg:y="1.275cm" svg:width="9.354cm" svg:height="6.564cm">
          <chartooo:coordinate-region svg:x="3.249cm" svg:y="1.475cm" svg:width="7.249cm" svg:height="5.717cm"/>
          <chart:axis chart:dimension="x" chart:name="primary-x" chart:style-name="ch5">
            <chart:title svg:x="5.541cm" svg:y="8.019cm" chart:style-name="ch6">
              <text:p>Scale</text:p>
            </chart:title>
          </chart:axis>
          <chart:axis chart:dimension="y" chart:name="primary-y" chart:style-name="ch7">
            <chart:title svg:x="0.451cm" svg:y="5.024cm" chart:style-name="ch8">
              <text:p>TEPS</text:p>
            </chart:title>
          </chart:axis>
          <chart:series chart:style-name="ch9" chart:values-cell-range-address="Sheet1.AL17:Sheet1.AL19" chart:label-cell-address="Sheet1.AL16:Sheet1.AL16" chart:class="chart:scatter">
            <chart:domain table:cell-range-address="Sheet1.AK17:Sheet1.AK19"/>
            <chart:data-point chart:repeated="3"/>
          </chart:series>
          <chart:series chart:style-name="ch10" chart:values-cell-range-address="Sheet1.AM17:Sheet1.AM19" chart:label-cell-address="Sheet1.AM16:Sheet1.AM16" chart:class="chart:scatter">
            <chart:data-point chart:repeated="3"/>
          </chart:series>
          <chart:series chart:style-name="ch11" chart:values-cell-range-address="Sheet1.AN17:Sheet1.AN19" chart:label-cell-address="Sheet1.AN16:Sheet1.AN16" chart:class="chart:scatter">
            <chart:data-point chart:repeated="3"/>
          </chart:series>
          <chart:series chart:style-name="ch12" chart:values-cell-range-address="Sheet1.AO17:Sheet1.AO19" chart:label-cell-address="Sheet1.AO16:Sheet1.AO16" chart:class="chart:scatter">
            <chart:data-point chart:repeated="3"/>
          </chart:series>
          <chart:series chart:style-name="ch13" chart:values-cell-range-address="Sheet1.AP17:Sheet1.AP19" chart:label-cell-address="Sheet1.AP16:Sheet1.AP16" chart:class="chart:scatter">
            <chart:data-point chart:repeated="3"/>
          </chart:series>
          <chart:series chart:style-name="ch14" chart:values-cell-range-address="Sheet1.AQ17:Sheet1.AQ19" chart:label-cell-address="Sheet1.AQ16:Sheet1.AQ16" chart:class="chart:scatter">
            <chart:data-point chart:repeated="3"/>
          </chart:series>
          <chart:series chart:style-name="ch15" chart:values-cell-range-address="Sheet1.AR17:Sheet1.AR19" chart:label-cell-address="Sheet1.AR16:Sheet1.AR16" chart:class="chart:scatter">
            <chart:data-point chart:repeated="3"/>
          </chart:series>
          <chart:series chart:style-name="ch16" chart:values-cell-range-address="Sheet1.AS17:Sheet1.AS19" chart:label-cell-address="Sheet1.AS16:Sheet1.AS16" chart:class="chart:scatte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K</text:p>
              </table:table-cell>
              <table:table-cell office:value-type="string">
                <text:p>Nodes 2 (no validation)</text:p>
                <draw:g>
                  <svg:desc>Sheet1.AL16:Sheet1.AL16</svg:desc>
                </draw:g>
              </table:table-cell>
              <table:table-cell office:value-type="string">
                <text:p>Nodes 2 (validation)</text:p>
                <draw:g>
                  <svg:desc>Sheet1.AM16:Sheet1.AM16</svg:desc>
                </draw:g>
              </table:table-cell>
              <table:table-cell office:value-type="string">
                <text:p>Nodes 4 (no validation)</text:p>
                <draw:g>
                  <svg:desc>Sheet1.AN16:Sheet1.AN16</svg:desc>
                </draw:g>
              </table:table-cell>
              <table:table-cell office:value-type="string">
                <text:p>Nodes 4 (validation)</text:p>
                <draw:g>
                  <svg:desc>Sheet1.AO16:Sheet1.AO16</svg:desc>
                </draw:g>
              </table:table-cell>
              <table:table-cell office:value-type="string">
                <text:p>Nodes 8  (no validation)</text:p>
                <draw:g>
                  <svg:desc>Sheet1.AP16:Sheet1.AP16</svg:desc>
                </draw:g>
              </table:table-cell>
              <table:table-cell office:value-type="string">
                <text:p>Nodes 8 (validation)</text:p>
                <draw:g>
                  <svg:desc>Sheet1.AQ16:Sheet1.AQ16</svg:desc>
                </draw:g>
              </table:table-cell>
              <table:table-cell office:value-type="string">
                <text:p>Nodes 16 (no validation)</text:p>
                <draw:g>
                  <svg:desc>Sheet1.AR16:Sheet1.AR16</svg:desc>
                </draw:g>
              </table:table-cell>
              <table:table-cell office:value-type="string">
                <text:p>Nodes 16 (validation)</text:p>
                <draw:g>
                  <svg:desc>Sheet1.AS16:Sheet1.AS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AK17:Sheet1.AK19</svg:desc>
                </draw:g>
              </table:table-cell>
              <table:table-cell office:value-type="float" office:value="30113700">
                <text:p>30113700</text:p>
                <draw:g>
                  <svg:desc>Sheet1.AL17:Sheet1.AL19</svg:desc>
                </draw:g>
              </table:table-cell>
              <table:table-cell office:value-type="float" office:value="27624457.1428571">
                <text:p>27624457.1428571</text:p>
                <draw:g>
                  <svg:desc>Sheet1.AM17:Sheet1.AM19</svg:desc>
                </draw:g>
              </table:table-cell>
              <table:table-cell office:value-type="float" office:value="39585000">
                <text:p>39585000</text:p>
                <draw:g>
                  <svg:desc>Sheet1.AN17:Sheet1.AN19</svg:desc>
                </draw:g>
              </table:table-cell>
              <table:table-cell office:value-type="float" office:value="35781233.3333333">
                <text:p>35781233.3333333</text:p>
                <draw:g>
                  <svg:desc>Sheet1.AO17:Sheet1.AO19</svg:desc>
                </draw:g>
              </table:table-cell>
              <table:table-cell office:value-type="float" office:value="41800200">
                <text:p>41800200</text:p>
                <draw:g>
                  <svg:desc>Sheet1.AP17:Sheet1.AP19</svg:desc>
                </draw:g>
              </table:table-cell>
              <table:table-cell office:value-type="float" office:value="34872283.3333333">
                <text:p>34872283.3333333</text:p>
                <draw:g>
                  <svg:desc>Sheet1.AQ17:Sheet1.AQ19</svg:desc>
                </draw:g>
              </table:table-cell>
              <table:table-cell office:value-type="float" office:value="31522700">
                <text:p>31522700</text:p>
                <draw:g>
                  <svg:desc>Sheet1.AR17:Sheet1.AR19</svg:desc>
                </draw:g>
              </table:table-cell>
              <table:table-cell office:value-type="float" office:value="26332900">
                <text:p>26332900</text:p>
                <draw:g>
                  <svg:desc>Sheet1.AS17:Sheet1.AS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4099700">
                <text:p>34099700</text:p>
              </table:table-cell>
              <table:table-cell office:value-type="float" office:value="31413266.6666667">
                <text:p>31413266.6666667</text:p>
              </table:table-cell>
              <table:table-cell office:value-type="float" office:value="48694000">
                <text:p>48694000</text:p>
              </table:table-cell>
              <table:table-cell office:value-type="float" office:value="46609866.6666667">
                <text:p>46609866.6666667</text:p>
              </table:table-cell>
              <table:table-cell office:value-type="float" office:value="71769700">
                <text:p>71769700</text:p>
              </table:table-cell>
              <table:table-cell office:value-type="float" office:value="66620533.3333333">
                <text:p>66620533.3333333</text:p>
              </table:table-cell>
              <table:table-cell office:value-type="float" office:value="89159200">
                <text:p>89159200</text:p>
              </table:table-cell>
              <table:table-cell office:value-type="float" office:value="58819175">
                <text:p>58819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1331900">
                <text:p>41331900</text:p>
              </table:table-cell>
              <table:table-cell office:value-type="float" office:value="21639533.3333333">
                <text:p>21639533.3333333</text:p>
              </table:table-cell>
              <table:table-cell office:value-type="float" office:value="67984400">
                <text:p>67984400</text:p>
              </table:table-cell>
              <table:table-cell office:value-type="float" office:value="36158533.3333333">
                <text:p>36158533.3333333</text:p>
              </table:table-cell>
              <table:table-cell office:value-type="float" office:value="122154000">
                <text:p>122154000</text:p>
              </table:table-cell>
              <table:table-cell office:value-type="float" office:value="92776383.3333333">
                <text:p>92776383.3333333</text:p>
              </table:table-cell>
              <table:table-cell office:value-type="float" office:value="196219000">
                <text:p>196219000</text:p>
              </table:table-cell>
              <table:table-cell office:value-type="float" office:value="134108800">
                <text:p>1341088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scatter" chart:style-name="ch1">
        <chart:title svg:x="3.698cm" svg:y="0.316cm" chart:style-name="ch2">
          <text:p>Validation vs no validation function of Nodes</text:p>
        </chart:title>
        <chart:legend chart:legend-position="end" svg:x="11.114cm" svg:y="2.959cm" style:legend-expansion="high" chart:style-name="ch3"/>
        <chart:plot-area chart:style-name="ch4" table:cell-range-address="Sheet1.AK29:Sheet1.AQ33" chart:data-source-has-labels="row" svg:x="1.331cm" svg:y="1.275cm" svg:width="9.463cm" svg:height="6.57cm">
          <chartooo:coordinate-region svg:x="3.249cm" svg:y="1.474cm" svg:width="7.358cm" svg:height="5.724cm"/>
          <chart:axis chart:dimension="x" chart:name="primary-x" chart:style-name="ch5">
            <chart:title svg:x="4.735cm" svg:y="8.025cm" chart:style-name="ch6">
              <text:p>Number of nodes</text:p>
            </chart:title>
          </chart:axis>
          <chart:axis chart:dimension="y" chart:name="primary-y" chart:style-name="ch7">
            <chart:title svg:x="0.451cm" svg:y="5.027cm" chart:style-name="ch8">
              <text:p>TEPS</text:p>
            </chart:title>
          </chart:axis>
          <chart:series chart:style-name="ch9" chart:values-cell-range-address="Sheet1.AL30:Sheet1.AL33" chart:label-cell-address="Sheet1.AL29:Sheet1.AL29" chart:class="chart:scatter">
            <chart:domain table:cell-range-address="Sheet1.AK30:Sheet1.AK33"/>
            <chart:data-point chart:repeated="4"/>
          </chart:series>
          <chart:series chart:style-name="ch10" chart:values-cell-range-address="Sheet1.AM30:Sheet1.AM33" chart:label-cell-address="Sheet1.AM29:Sheet1.AM29" chart:class="chart:scatter">
            <chart:data-point chart:repeated="4"/>
          </chart:series>
          <chart:series chart:style-name="ch11" chart:values-cell-range-address="Sheet1.AN30:Sheet1.AN33" chart:label-cell-address="Sheet1.AN29:Sheet1.AN29" chart:class="chart:scatter">
            <chart:data-point chart:repeated="4"/>
          </chart:series>
          <chart:series chart:style-name="ch12" chart:values-cell-range-address="Sheet1.AO30:Sheet1.AO33" chart:label-cell-address="Sheet1.AO29:Sheet1.AO29" chart:class="chart:scatter">
            <chart:data-point chart:repeated="4"/>
          </chart:series>
          <chart:series chart:style-name="ch13" chart:values-cell-range-address="Sheet1.AP30:Sheet1.AP33" chart:label-cell-address="Sheet1.AP29:Sheet1.AP29" chart:class="chart:scatter">
            <chart:data-point chart:repeated="4"/>
          </chart:series>
          <chart:series chart:style-name="ch14" chart:values-cell-range-address="Sheet1.AQ30:Sheet1.AQ33" chart:label-cell-address="Sheet1.AQ29:Sheet1.AQ29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K</text:p>
              </table:table-cell>
              <table:table-cell office:value-type="string">
                <text:p>Scale 9 (no validation)</text:p>
                <draw:g>
                  <svg:desc>Sheet1.AL29:Sheet1.AL29</svg:desc>
                </draw:g>
              </table:table-cell>
              <table:table-cell office:value-type="string">
                <text:p>Scale 9 (validation)</text:p>
                <draw:g>
                  <svg:desc>Sheet1.AM29:Sheet1.AM29</svg:desc>
                </draw:g>
              </table:table-cell>
              <table:table-cell office:value-type="string">
                <text:p>Scale 12 (no validation)</text:p>
                <draw:g>
                  <svg:desc>Sheet1.AN29:Sheet1.AN29</svg:desc>
                </draw:g>
              </table:table-cell>
              <table:table-cell office:value-type="string">
                <text:p>Scale 12 (validation)</text:p>
                <draw:g>
                  <svg:desc>Sheet1.AO29:Sheet1.AO29</svg:desc>
                </draw:g>
              </table:table-cell>
              <table:table-cell office:value-type="string">
                <text:p>Scale 15 (no validation)</text:p>
                <draw:g>
                  <svg:desc>Sheet1.AP29:Sheet1.AP29</svg:desc>
                </draw:g>
              </table:table-cell>
              <table:table-cell office:value-type="string">
                <text:p>Scale 15 (validation)</text:p>
                <draw:g>
                  <svg:desc>Sheet1.AQ29:Sheet1.A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K30:Sheet1.AK33</svg:desc>
                </draw:g>
              </table:table-cell>
              <table:table-cell office:value-type="float" office:value="30113700">
                <text:p>30113700</text:p>
                <draw:g>
                  <svg:desc>Sheet1.AL30:Sheet1.AL33</svg:desc>
                </draw:g>
              </table:table-cell>
              <table:table-cell office:value-type="float" office:value="27624457.1428571">
                <text:p>27624457.1428571</text:p>
                <draw:g>
                  <svg:desc>Sheet1.AM30:Sheet1.AM33</svg:desc>
                </draw:g>
              </table:table-cell>
              <table:table-cell office:value-type="float" office:value="34099700">
                <text:p>34099700</text:p>
                <draw:g>
                  <svg:desc>Sheet1.AN30:Sheet1.AN33</svg:desc>
                </draw:g>
              </table:table-cell>
              <table:table-cell office:value-type="float" office:value="31413266.6666667">
                <text:p>31413266.6666667</text:p>
                <draw:g>
                  <svg:desc>Sheet1.AO30:Sheet1.AO33</svg:desc>
                </draw:g>
              </table:table-cell>
              <table:table-cell office:value-type="float" office:value="41331900">
                <text:p>41331900</text:p>
                <draw:g>
                  <svg:desc>Sheet1.AP30:Sheet1.AP33</svg:desc>
                </draw:g>
              </table:table-cell>
              <table:table-cell office:value-type="float" office:value="21639533.3333333">
                <text:p>21639533.3333333</text:p>
                <draw:g>
                  <svg:desc>Sheet1.AQ30:Sheet1.AQ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9585000">
                <text:p>39585000</text:p>
              </table:table-cell>
              <table:table-cell office:value-type="float" office:value="35781233.3333333">
                <text:p>35781233.3333333</text:p>
              </table:table-cell>
              <table:table-cell office:value-type="float" office:value="48694000">
                <text:p>48694000</text:p>
              </table:table-cell>
              <table:table-cell office:value-type="float" office:value="46609866.6666667">
                <text:p>46609866.6666667</text:p>
              </table:table-cell>
              <table:table-cell office:value-type="float" office:value="67984400">
                <text:p>67984400</text:p>
              </table:table-cell>
              <table:table-cell office:value-type="float" office:value="36158533.3333333">
                <text:p>36158533.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1800200">
                <text:p>41800200</text:p>
              </table:table-cell>
              <table:table-cell office:value-type="float" office:value="34872283.3333333">
                <text:p>34872283.3333333</text:p>
              </table:table-cell>
              <table:table-cell office:value-type="float" office:value="71769700">
                <text:p>71769700</text:p>
              </table:table-cell>
              <table:table-cell office:value-type="float" office:value="66620533.3333333">
                <text:p>66620533.3333333</text:p>
              </table:table-cell>
              <table:table-cell office:value-type="float" office:value="122154000">
                <text:p>122154000</text:p>
              </table:table-cell>
              <table:table-cell office:value-type="float" office:value="92776383.3333333">
                <text:p>92776383.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1522700">
                <text:p>31522700</text:p>
              </table:table-cell>
              <table:table-cell office:value-type="float" office:value="26332900">
                <text:p>26332900</text:p>
              </table:table-cell>
              <table:table-cell office:value-type="float" office:value="89159200">
                <text:p>89159200</text:p>
              </table:table-cell>
              <table:table-cell office:value-type="float" office:value="58819175">
                <text:p>58819175</text:p>
              </table:table-cell>
              <table:table-cell office:value-type="float" office:value="196219000">
                <text:p>196219000</text:p>
              </table:table-cell>
              <table:table-cell office:value-type="float" office:value="134108800">
                <text:p>1341088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